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</text:p>
          </table:table-cell>
          <table:table-cell office:value-type="string">
            <text:p>decrease</text:p>
          </table:table-cell>
          <table:table-cell office:value-type="string">
            <text:p>delete min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2198">
            <text:p>0.000012198</text:p>
          </table:table-cell>
          <table:table-cell office:value-type="float" office:value="0.00000562">
            <text:p>0.00000562</text:p>
          </table:table-cell>
          <table:table-cell office:value-type="float" office:value="0.000026351">
            <text:p>0.000026351</text:p>
          </table:table-cell>
          <table:table-cell office:value-type="float" office:value="0.000031378">
            <text:p>0.0000313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509">
            <text:p>0.000005509</text:p>
          </table:table-cell>
          <table:table-cell office:value-type="float" office:value="0.000005149">
            <text:p>0.000005149</text:p>
          </table:table-cell>
          <table:table-cell office:value-type="float" office:value="0.000024784">
            <text:p>0.000024784</text:p>
          </table:table-cell>
          <table:table-cell office:value-type="float" office:value="0.000029432">
            <text:p>0.00002943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4">
            <text:p>0.0000054</text:p>
          </table:table-cell>
          <table:table-cell office:value-type="float" office:value="0.000004437">
            <text:p>0.000004437</text:p>
          </table:table-cell>
          <table:table-cell office:value-type="float" office:value="0.000023804">
            <text:p>0.000023804</text:p>
          </table:table-cell>
          <table:table-cell office:value-type="float" office:value="0.000028453">
            <text:p>0.00002845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449">
            <text:p>0.000005449</text:p>
          </table:table-cell>
          <table:table-cell office:value-type="float" office:value="0.000004031">
            <text:p>0.000004031</text:p>
          </table:table-cell>
          <table:table-cell office:value-type="float" office:value="0.000023458">
            <text:p>0.000023458</text:p>
          </table:table-cell>
          <table:table-cell office:value-type="float" office:value="0.000027524">
            <text:p>0.00002752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45">
            <text:p>0.00000545</text:p>
          </table:table-cell>
          <table:table-cell office:value-type="float" office:value="0.000004027">
            <text:p>0.000004027</text:p>
          </table:table-cell>
          <table:table-cell office:value-type="float" office:value="0.000022966">
            <text:p>0.000022966</text:p>
          </table:table-cell>
          <table:table-cell office:value-type="float" office:value="0.000027225">
            <text:p>0.00002722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48">
            <text:p>0.00000548</text:p>
          </table:table-cell>
          <table:table-cell office:value-type="float" office:value="0.000004668">
            <text:p>0.000004668</text:p>
          </table:table-cell>
          <table:table-cell office:value-type="float" office:value="0.000023044">
            <text:p>0.000023044</text:p>
          </table:table-cell>
          <table:table-cell office:value-type="float" office:value="0.000027031">
            <text:p>0.0000270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7">
            <text:p>0.00000537</text:p>
          </table:table-cell>
          <table:table-cell office:value-type="float" office:value="0.00000435">
            <text:p>0.00000435</text:p>
          </table:table-cell>
          <table:table-cell office:value-type="float" office:value="0.000022102">
            <text:p>0.000022102</text:p>
          </table:table-cell>
          <table:table-cell office:value-type="float" office:value="0.00002693">
            <text:p>0.0000269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83">
            <text:p>0.000005383</text:p>
          </table:table-cell>
          <table:table-cell office:value-type="float" office:value="0.000004091">
            <text:p>0.000004091</text:p>
          </table:table-cell>
          <table:table-cell office:value-type="float" office:value="0.000022482">
            <text:p>0.000022482</text:p>
          </table:table-cell>
          <table:table-cell office:value-type="float" office:value="0.000026817">
            <text:p>0.00002681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416">
            <text:p>0.000005416</text:p>
          </table:table-cell>
          <table:table-cell office:value-type="float" office:value="0.000004197">
            <text:p>0.000004197</text:p>
          </table:table-cell>
          <table:table-cell office:value-type="float" office:value="0.000021808">
            <text:p>0.000021808</text:p>
          </table:table-cell>
          <table:table-cell office:value-type="float" office:value="0.000026329">
            <text:p>0.00002632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72">
            <text:p>0.000005372</text:p>
          </table:table-cell>
          <table:table-cell office:value-type="float" office:value="0.000004207">
            <text:p>0.000004207</text:p>
          </table:table-cell>
          <table:table-cell office:value-type="float" office:value="0.000021966">
            <text:p>0.000021966</text:p>
          </table:table-cell>
          <table:table-cell office:value-type="float" office:value="0.000026102">
            <text:p>0.00002610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8">
            <text:p>0.00000538</text:p>
          </table:table-cell>
          <table:table-cell office:value-type="float" office:value="0.000004114">
            <text:p>0.000004114</text:p>
          </table:table-cell>
          <table:table-cell office:value-type="float" office:value="0.000021888">
            <text:p>0.000021888</text:p>
          </table:table-cell>
          <table:table-cell office:value-type="float" office:value="0.000025923">
            <text:p>0.00002592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56">
            <text:p>0.000005356</text:p>
          </table:table-cell>
          <table:table-cell office:value-type="float" office:value="0.000004571">
            <text:p>0.000004571</text:p>
          </table:table-cell>
          <table:table-cell office:value-type="float" office:value="0.000021885">
            <text:p>0.000021885</text:p>
          </table:table-cell>
          <table:table-cell office:value-type="float" office:value="0.000025916">
            <text:p>0.0000259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403">
            <text:p>0.000005403</text:p>
          </table:table-cell>
          <table:table-cell office:value-type="float" office:value="0.000003897">
            <text:p>0.000003897</text:p>
          </table:table-cell>
          <table:table-cell office:value-type="float" office:value="0.000021882">
            <text:p>0.000021882</text:p>
          </table:table-cell>
          <table:table-cell office:value-type="float" office:value="0.000026286">
            <text:p>0.00002628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83">
            <text:p>0.000005383</text:p>
          </table:table-cell>
          <table:table-cell office:value-type="float" office:value="0.000003963">
            <text:p>0.000003963</text:p>
          </table:table-cell>
          <table:table-cell office:value-type="float" office:value="0.000021866">
            <text:p>0.000021866</text:p>
          </table:table-cell>
          <table:table-cell office:value-type="float" office:value="0.000026133">
            <text:p>0.00002613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9">
            <text:p>0.000005329</text:p>
          </table:table-cell>
          <table:table-cell office:value-type="float" office:value="0.00000391">
            <text:p>0.00000391</text:p>
          </table:table-cell>
          <table:table-cell office:value-type="float" office:value="0.000021614">
            <text:p>0.000021614</text:p>
          </table:table-cell>
          <table:table-cell office:value-type="float" office:value="0.000025655">
            <text:p>0.00002565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63">
            <text:p>0.000005363</text:p>
          </table:table-cell>
          <table:table-cell office:value-type="float" office:value="0.000003927">
            <text:p>0.000003927</text:p>
          </table:table-cell>
          <table:table-cell office:value-type="float" office:value="0.000021825">
            <text:p>0.000021825</text:p>
          </table:table-cell>
          <table:table-cell office:value-type="float" office:value="0.000026316">
            <text:p>0.0000263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63">
            <text:p>0.000005363</text:p>
          </table:table-cell>
          <table:table-cell office:value-type="float" office:value="0.00000391">
            <text:p>0.00000391</text:p>
          </table:table-cell>
          <table:table-cell office:value-type="float" office:value="0.000021884">
            <text:p>0.000021884</text:p>
          </table:table-cell>
          <table:table-cell office:value-type="float" office:value="0.000026173">
            <text:p>0.00002617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54">
            <text:p>0.000005354</text:p>
          </table:table-cell>
          <table:table-cell office:value-type="float" office:value="0.000004271">
            <text:p>0.000004271</text:p>
          </table:table-cell>
          <table:table-cell office:value-type="float" office:value="0.000021745">
            <text:p>0.000021745</text:p>
          </table:table-cell>
          <table:table-cell office:value-type="float" office:value="0.000026232">
            <text:p>0.00002623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57">
            <text:p>0.000005357</text:p>
          </table:table-cell>
          <table:table-cell office:value-type="float" office:value="0.000003869">
            <text:p>0.000003869</text:p>
          </table:table-cell>
          <table:table-cell office:value-type="float" office:value="0.000021535">
            <text:p>0.000021535</text:p>
          </table:table-cell>
          <table:table-cell office:value-type="float" office:value="0.000026079">
            <text:p>0.00002607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2032">
            <text:p>0.000002032</text:p>
          </table:table-cell>
          <table:table-cell office:value-type="float" office:value="0.000001635">
            <text:p>0.000001635</text:p>
          </table:table-cell>
          <table:table-cell office:value-type="float" office:value="0.000008263">
            <text:p>0.000008263</text:p>
          </table:table-cell>
          <table:table-cell office:value-type="float" office:value="0.000009854">
            <text:p>0.00000985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2038">
            <text:p>0.000002038</text:p>
          </table:table-cell>
          <table:table-cell office:value-type="float" office:value="0.000001515">
            <text:p>0.000001515</text:p>
          </table:table-cell>
          <table:table-cell office:value-type="float" office:value="0.000008106">
            <text:p>0.000008106</text:p>
          </table:table-cell>
          <table:table-cell office:value-type="float" office:value="0.000009794">
            <text:p>0.0000097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2003">
            <text:p>0.000002003</text:p>
          </table:table-cell>
          <table:table-cell office:value-type="float" office:value="0.00000152">
            <text:p>0.00000152</text:p>
          </table:table-cell>
          <table:table-cell office:value-type="float" office:value="0.000008065">
            <text:p>0.000008065</text:p>
          </table:table-cell>
          <table:table-cell office:value-type="float" office:value="0.00000976">
            <text:p>0.0000097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1999">
            <text:p>0.000001999</text:p>
          </table:table-cell>
          <table:table-cell office:value-type="float" office:value="0.000001496">
            <text:p>0.000001496</text:p>
          </table:table-cell>
          <table:table-cell office:value-type="float" office:value="0.000008117">
            <text:p>0.000008117</text:p>
          </table:table-cell>
          <table:table-cell office:value-type="float" office:value="0.000009711">
            <text:p>0.00000971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2003">
            <text:p>0.000002003</text:p>
          </table:table-cell>
          <table:table-cell office:value-type="float" office:value="0.00000146">
            <text:p>0.00000146</text:p>
          </table:table-cell>
          <table:table-cell office:value-type="float" office:value="0.000008115">
            <text:p>0.000008115</text:p>
          </table:table-cell>
          <table:table-cell office:value-type="float" office:value="0.000009721">
            <text:p>0.00000972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1996">
            <text:p>0.000001996</text:p>
          </table:table-cell>
          <table:table-cell office:value-type="float" office:value="0.000001548">
            <text:p>0.000001548</text:p>
          </table:table-cell>
          <table:table-cell office:value-type="float" office:value="0.000008144">
            <text:p>0.000008144</text:p>
          </table:table-cell>
          <table:table-cell office:value-type="float" office:value="0.000009625">
            <text:p>0.00000962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5618">
            <text:p>0.000005618</text:p>
          </table:table-cell>
          <table:table-cell office:value-type="float" office:value="0.000002765">
            <text:p>0.000002765</text:p>
          </table:table-cell>
          <table:table-cell office:value-type="float" office:value="0.000018333">
            <text:p>0.000018333</text:p>
          </table:table-cell>
          <table:table-cell office:value-type="float" office:value="0.000023411">
            <text:p>0.00002341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94">
            <text:p>0.000004294</text:p>
          </table:table-cell>
          <table:table-cell office:value-type="float" office:value="0.000003186">
            <text:p>0.000003186</text:p>
          </table:table-cell>
          <table:table-cell office:value-type="float" office:value="0.000018353">
            <text:p>0.000018353</text:p>
          </table:table-cell>
          <table:table-cell office:value-type="float" office:value="0.000023034">
            <text:p>0.00002303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162">
            <text:p>0.000004162</text:p>
          </table:table-cell>
          <table:table-cell office:value-type="float" office:value="0.000002842">
            <text:p>0.000002842</text:p>
          </table:table-cell>
          <table:table-cell office:value-type="float" office:value="0.000018372">
            <text:p>0.000018372</text:p>
          </table:table-cell>
          <table:table-cell office:value-type="float" office:value="0.00002279">
            <text:p>0.0000227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061">
            <text:p>0.000004061</text:p>
          </table:table-cell>
          <table:table-cell office:value-type="float" office:value="0.000002804">
            <text:p>0.000002804</text:p>
          </table:table-cell>
          <table:table-cell office:value-type="float" office:value="0.000018154">
            <text:p>0.000018154</text:p>
          </table:table-cell>
          <table:table-cell office:value-type="float" office:value="0.000022441">
            <text:p>0.00002244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41">
            <text:p>0.000004241</text:p>
          </table:table-cell>
          <table:table-cell office:value-type="float" office:value="0.000002865">
            <text:p>0.000002865</text:p>
          </table:table-cell>
          <table:table-cell office:value-type="float" office:value="0.000017894">
            <text:p>0.000017894</text:p>
          </table:table-cell>
          <table:table-cell office:value-type="float" office:value="0.000022429">
            <text:p>0.0000224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186">
            <text:p>0.000004186</text:p>
          </table:table-cell>
          <table:table-cell office:value-type="float" office:value="0.000002613">
            <text:p>0.000002613</text:p>
          </table:table-cell>
          <table:table-cell office:value-type="float" office:value="0.000017938">
            <text:p>0.000017938</text:p>
          </table:table-cell>
          <table:table-cell office:value-type="float" office:value="0.00002206">
            <text:p>0.0000220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179">
            <text:p>0.000004179</text:p>
          </table:table-cell>
          <table:table-cell office:value-type="float" office:value="0.000002894">
            <text:p>0.000002894</text:p>
          </table:table-cell>
          <table:table-cell office:value-type="float" office:value="0.000017885">
            <text:p>0.000017885</text:p>
          </table:table-cell>
          <table:table-cell office:value-type="float" office:value="0.000032602">
            <text:p>0.00003260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73">
            <text:p>0.000004273</text:p>
          </table:table-cell>
          <table:table-cell office:value-type="float" office:value="0.000002816">
            <text:p>0.000002816</text:p>
          </table:table-cell>
          <table:table-cell office:value-type="float" office:value="0.000018472">
            <text:p>0.000018472</text:p>
          </table:table-cell>
          <table:table-cell office:value-type="float" office:value="0.000028022">
            <text:p>0.0000280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9">
            <text:p>0.00000429</text:p>
          </table:table-cell>
          <table:table-cell office:value-type="float" office:value="0.000003002">
            <text:p>0.000003002</text:p>
          </table:table-cell>
          <table:table-cell office:value-type="float" office:value="0.000018601">
            <text:p>0.000018601</text:p>
          </table:table-cell>
          <table:table-cell office:value-type="float" office:value="0.000023186">
            <text:p>0.00002318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387">
            <text:p>0.000004387</text:p>
          </table:table-cell>
          <table:table-cell office:value-type="float" office:value="0.000003199">
            <text:p>0.000003199</text:p>
          </table:table-cell>
          <table:table-cell office:value-type="float" office:value="0.000019029">
            <text:p>0.000019029</text:p>
          </table:table-cell>
          <table:table-cell office:value-type="float" office:value="0.000023505">
            <text:p>0.0000235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41">
            <text:p>0.000004241</text:p>
          </table:table-cell>
          <table:table-cell office:value-type="float" office:value="0.000002975">
            <text:p>0.000002975</text:p>
          </table:table-cell>
          <table:table-cell office:value-type="float" office:value="0.00001888">
            <text:p>0.00001888</text:p>
          </table:table-cell>
          <table:table-cell office:value-type="float" office:value="0.000023305">
            <text:p>0.0000233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161">
            <text:p>0.000004161</text:p>
          </table:table-cell>
          <table:table-cell office:value-type="float" office:value="0.000002626">
            <text:p>0.000002626</text:p>
          </table:table-cell>
          <table:table-cell office:value-type="float" office:value="0.000018231">
            <text:p>0.000018231</text:p>
          </table:table-cell>
          <table:table-cell office:value-type="float" office:value="0.000022367">
            <text:p>0.00002236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056">
            <text:p>0.000004056</text:p>
          </table:table-cell>
          <table:table-cell office:value-type="float" office:value="0.0000028">
            <text:p>0.0000028</text:p>
          </table:table-cell>
          <table:table-cell office:value-type="float" office:value="0.000018045">
            <text:p>0.000018045</text:p>
          </table:table-cell>
          <table:table-cell office:value-type="float" office:value="0.000022363">
            <text:p>0.00002236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37">
            <text:p>0.000004237</text:p>
          </table:table-cell>
          <table:table-cell office:value-type="float" office:value="0.000002633">
            <text:p>0.000002633</text:p>
          </table:table-cell>
          <table:table-cell office:value-type="float" office:value="0.000018541">
            <text:p>0.000018541</text:p>
          </table:table-cell>
          <table:table-cell office:value-type="float" office:value="0.000026991">
            <text:p>0.00002699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67">
            <text:p>0.000004267</text:p>
          </table:table-cell>
          <table:table-cell office:value-type="float" office:value="0.000003355">
            <text:p>0.000003355</text:p>
          </table:table-cell>
          <table:table-cell office:value-type="float" office:value="0.000018516">
            <text:p>0.000018516</text:p>
          </table:table-cell>
          <table:table-cell office:value-type="float" office:value="0.000022987">
            <text:p>0.00002298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57">
            <text:p>0.000004257</text:p>
          </table:table-cell>
          <table:table-cell office:value-type="float" office:value="0.000002673">
            <text:p>0.000002673</text:p>
          </table:table-cell>
          <table:table-cell office:value-type="float" office:value="0.000018691">
            <text:p>0.000018691</text:p>
          </table:table-cell>
          <table:table-cell office:value-type="float" office:value="0.000022807">
            <text:p>0.00002280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674">
            <text:p>0.000007674</text:p>
          </table:table-cell>
          <table:table-cell office:value-type="float" office:value="0.000003121">
            <text:p>0.000003121</text:p>
          </table:table-cell>
          <table:table-cell office:value-type="float" office:value="0.000018724">
            <text:p>0.000018724</text:p>
          </table:table-cell>
          <table:table-cell office:value-type="float" office:value="0.000023327">
            <text:p>0.00002332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311">
            <text:p>0.000004311</text:p>
          </table:table-cell>
          <table:table-cell office:value-type="float" office:value="0.00000269">
            <text:p>0.00000269</text:p>
          </table:table-cell>
          <table:table-cell office:value-type="float" office:value="0.000018914">
            <text:p>0.000018914</text:p>
          </table:table-cell>
          <table:table-cell office:value-type="float" office:value="0.000022967">
            <text:p>0.00002296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39">
            <text:p>0.000004239</text:p>
          </table:table-cell>
          <table:table-cell office:value-type="float" office:value="0.000003044">
            <text:p>0.000003044</text:p>
          </table:table-cell>
          <table:table-cell office:value-type="float" office:value="0.000018715">
            <text:p>0.000018715</text:p>
          </table:table-cell>
          <table:table-cell office:value-type="float" office:value="0.000022986">
            <text:p>0.00002298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51">
            <text:p>0.000004251</text:p>
          </table:table-cell>
          <table:table-cell office:value-type="float" office:value="0.00000264">
            <text:p>0.00000264</text:p>
          </table:table-cell>
          <table:table-cell office:value-type="float" office:value="0.000018635">
            <text:p>0.000018635</text:p>
          </table:table-cell>
          <table:table-cell office:value-type="float" office:value="0.000023035">
            <text:p>0.00002303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55">
            <text:p>0.000004255</text:p>
          </table:table-cell>
          <table:table-cell office:value-type="float" office:value="0.000003169">
            <text:p>0.000003169</text:p>
          </table:table-cell>
          <table:table-cell office:value-type="float" office:value="0.000018592">
            <text:p>0.000018592</text:p>
          </table:table-cell>
          <table:table-cell office:value-type="float" office:value="0.000022877">
            <text:p>0.00002287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17">
            <text:p>0.000004217</text:p>
          </table:table-cell>
          <table:table-cell office:value-type="float" office:value="0.000002724">
            <text:p>0.000002724</text:p>
          </table:table-cell>
          <table:table-cell office:value-type="float" office:value="0.000018349">
            <text:p>0.000018349</text:p>
          </table:table-cell>
          <table:table-cell office:value-type="float" office:value="0.000022941">
            <text:p>0.00002294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">
            <text:p>0.0000042</text:p>
          </table:table-cell>
          <table:table-cell office:value-type="float" office:value="0.000002985">
            <text:p>0.000002985</text:p>
          </table:table-cell>
          <table:table-cell office:value-type="float" office:value="0.000018346">
            <text:p>0.000018346</text:p>
          </table:table-cell>
          <table:table-cell office:value-type="float" office:value="0.000022863">
            <text:p>0.00002286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187">
            <text:p>0.000004187</text:p>
          </table:table-cell>
          <table:table-cell office:value-type="float" office:value="0.000002764">
            <text:p>0.000002764</text:p>
          </table:table-cell>
          <table:table-cell office:value-type="float" office:value="0.000018481">
            <text:p>0.000018481</text:p>
          </table:table-cell>
          <table:table-cell office:value-type="float" office:value="0.000022765">
            <text:p>0.00002276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4261">
            <text:p>0.000004261</text:p>
          </table:table-cell>
          <table:table-cell office:value-type="float" office:value="0.0000028">
            <text:p>0.0000028</text:p>
          </table:table-cell>
          <table:table-cell office:value-type="float" office:value="0.000018335">
            <text:p>0.000018335</text:p>
          </table:table-cell>
          <table:table-cell office:value-type="float" office:value="0.000022721">
            <text:p>0.00002272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1099">
            <text:p>0.000011099</text:p>
          </table:table-cell>
          <table:table-cell office:value-type="float" office:value="0.000005047">
            <text:p>0.000005047</text:p>
          </table:table-cell>
          <table:table-cell office:value-type="float" office:value="0.000040684">
            <text:p>0.000040684</text:p>
          </table:table-cell>
          <table:table-cell office:value-type="float" office:value="0.000049528">
            <text:p>0.00004952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506">
            <text:p>0.000007506</text:p>
          </table:table-cell>
          <table:table-cell office:value-type="float" office:value="0.000005785">
            <text:p>0.000005785</text:p>
          </table:table-cell>
          <table:table-cell office:value-type="float" office:value="0.000039862">
            <text:p>0.000039862</text:p>
          </table:table-cell>
          <table:table-cell office:value-type="float" office:value="0.000048015">
            <text:p>0.00004801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371">
            <text:p>0.000007371</text:p>
          </table:table-cell>
          <table:table-cell office:value-type="float" office:value="0.000005011">
            <text:p>0.000005011</text:p>
          </table:table-cell>
          <table:table-cell office:value-type="float" office:value="0.000039792">
            <text:p>0.000039792</text:p>
          </table:table-cell>
          <table:table-cell office:value-type="float" office:value="0.000047524">
            <text:p>0.00004752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398">
            <text:p>0.000007398</text:p>
          </table:table-cell>
          <table:table-cell office:value-type="float" office:value="0.000005808">
            <text:p>0.000005808</text:p>
          </table:table-cell>
          <table:table-cell office:value-type="float" office:value="0.000039791">
            <text:p>0.000039791</text:p>
          </table:table-cell>
          <table:table-cell office:value-type="float" office:value="0.00004754">
            <text:p>0.0000475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416">
            <text:p>0.000007416</text:p>
          </table:table-cell>
          <table:table-cell office:value-type="float" office:value="0.00000524">
            <text:p>0.00000524</text:p>
          </table:table-cell>
          <table:table-cell office:value-type="float" office:value="0.000039419">
            <text:p>0.000039419</text:p>
          </table:table-cell>
          <table:table-cell office:value-type="float" office:value="0.000047504">
            <text:p>0.00004750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458">
            <text:p>0.000007458</text:p>
          </table:table-cell>
          <table:table-cell office:value-type="float" office:value="0.000005231">
            <text:p>0.000005231</text:p>
          </table:table-cell>
          <table:table-cell office:value-type="float" office:value="0.0000392">
            <text:p>0.0000392</text:p>
          </table:table-cell>
          <table:table-cell office:value-type="float" office:value="0.000045665">
            <text:p>0.00004566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24">
            <text:p>0.00000724</text:p>
          </table:table-cell>
          <table:table-cell office:value-type="float" office:value="0.00000498">
            <text:p>0.00000498</text:p>
          </table:table-cell>
          <table:table-cell office:value-type="float" office:value="0.000038335">
            <text:p>0.000038335</text:p>
          </table:table-cell>
          <table:table-cell office:value-type="float" office:value="0.000045686">
            <text:p>0.00004568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255">
            <text:p>0.000007255</text:p>
          </table:table-cell>
          <table:table-cell office:value-type="float" office:value="0.000005304">
            <text:p>0.000005304</text:p>
          </table:table-cell>
          <table:table-cell office:value-type="float" office:value="0.00003834">
            <text:p>0.00003834</text:p>
          </table:table-cell>
          <table:table-cell office:value-type="float" office:value="0.000055105">
            <text:p>0.0000551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957">
            <text:p>0.000007957</text:p>
          </table:table-cell>
          <table:table-cell office:value-type="float" office:value="0.000005606">
            <text:p>0.000005606</text:p>
          </table:table-cell>
          <table:table-cell office:value-type="float" office:value="0.000042383">
            <text:p>0.000042383</text:p>
          </table:table-cell>
          <table:table-cell office:value-type="float" office:value="0.000050181">
            <text:p>0.00005018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922">
            <text:p>0.000007922</text:p>
          </table:table-cell>
          <table:table-cell office:value-type="float" office:value="0.0000055">
            <text:p>0.0000055</text:p>
          </table:table-cell>
          <table:table-cell office:value-type="float" office:value="0.000042086">
            <text:p>0.000042086</text:p>
          </table:table-cell>
          <table:table-cell office:value-type="float" office:value="0.000050516">
            <text:p>0.00005051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8463">
            <text:p>0.000008463</text:p>
          </table:table-cell>
          <table:table-cell office:value-type="float" office:value="0.000006624">
            <text:p>0.000006624</text:p>
          </table:table-cell>
          <table:table-cell office:value-type="float" office:value="0.000044689">
            <text:p>0.000044689</text:p>
          </table:table-cell>
          <table:table-cell office:value-type="float" office:value="0.000053767">
            <text:p>0.00005376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8486">
            <text:p>0.000008486</text:p>
          </table:table-cell>
          <table:table-cell office:value-type="float" office:value="0.000006071">
            <text:p>0.000006071</text:p>
          </table:table-cell>
          <table:table-cell office:value-type="float" office:value="0.000044989">
            <text:p>0.000044989</text:p>
          </table:table-cell>
          <table:table-cell office:value-type="float" office:value="0.000053599">
            <text:p>0.00005359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8515">
            <text:p>0.000008515</text:p>
          </table:table-cell>
          <table:table-cell office:value-type="float" office:value="0.000005943">
            <text:p>0.000005943</text:p>
          </table:table-cell>
          <table:table-cell office:value-type="float" office:value="0.000044897">
            <text:p>0.000044897</text:p>
          </table:table-cell>
          <table:table-cell office:value-type="float" office:value="0.000054178">
            <text:p>0.00005417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8527">
            <text:p>0.000008527</text:p>
          </table:table-cell>
          <table:table-cell office:value-type="float" office:value="0.00000568">
            <text:p>0.00000568</text:p>
          </table:table-cell>
          <table:table-cell office:value-type="float" office:value="0.000045345">
            <text:p>0.000045345</text:p>
          </table:table-cell>
          <table:table-cell office:value-type="float" office:value="0.000055633">
            <text:p>0.00005563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112">
            <text:p>0.000007112</text:p>
          </table:table-cell>
          <table:table-cell office:value-type="float" office:value="0.000005373">
            <text:p>0.000005373</text:p>
          </table:table-cell>
          <table:table-cell office:value-type="float" office:value="0.000038331">
            <text:p>0.000038331</text:p>
          </table:table-cell>
          <table:table-cell office:value-type="float" office:value="0.000046121">
            <text:p>0.00004612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414">
            <text:p>0.000007414</text:p>
          </table:table-cell>
          <table:table-cell office:value-type="float" office:value="0.000005438">
            <text:p>0.000005438</text:p>
          </table:table-cell>
          <table:table-cell office:value-type="float" office:value="0.000038979">
            <text:p>0.000038979</text:p>
          </table:table-cell>
          <table:table-cell office:value-type="float" office:value="0.000047379">
            <text:p>0.00004737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448">
            <text:p>0.000007448</text:p>
          </table:table-cell>
          <table:table-cell office:value-type="float" office:value="0.000005533">
            <text:p>0.000005533</text:p>
          </table:table-cell>
          <table:table-cell office:value-type="float" office:value="0.000039293">
            <text:p>0.000039293</text:p>
          </table:table-cell>
          <table:table-cell office:value-type="float" office:value="0.000047487">
            <text:p>0.00004748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39">
            <text:p>0.00000739</text:p>
          </table:table-cell>
          <table:table-cell office:value-type="float" office:value="0.00000547">
            <text:p>0.00000547</text:p>
          </table:table-cell>
          <table:table-cell office:value-type="float" office:value="0.000039379">
            <text:p>0.000039379</text:p>
          </table:table-cell>
          <table:table-cell office:value-type="float" office:value="0.000047438">
            <text:p>0.00004743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42">
            <text:p>0.00000742</text:p>
          </table:table-cell>
          <table:table-cell office:value-type="float" office:value="0.000005532">
            <text:p>0.000005532</text:p>
          </table:table-cell>
          <table:table-cell office:value-type="float" office:value="0.00003929">
            <text:p>0.00003929</text:p>
          </table:table-cell>
          <table:table-cell office:value-type="float" office:value="0.000047296">
            <text:p>0.00004729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135">
            <text:p>0.00001135</text:p>
          </table:table-cell>
          <table:table-cell office:value-type="float" office:value="0.000006013">
            <text:p>0.000006013</text:p>
          </table:table-cell>
          <table:table-cell office:value-type="float" office:value="0.000049023">
            <text:p>0.000049023</text:p>
          </table:table-cell>
          <table:table-cell office:value-type="float" office:value="0.000047563">
            <text:p>0.00004756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449">
            <text:p>0.000007449</text:p>
          </table:table-cell>
          <table:table-cell office:value-type="float" office:value="0.000005632">
            <text:p>0.000005632</text:p>
          </table:table-cell>
          <table:table-cell office:value-type="float" office:value="0.000039222">
            <text:p>0.000039222</text:p>
          </table:table-cell>
          <table:table-cell office:value-type="float" office:value="0.000047485">
            <text:p>0.00004748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452">
            <text:p>0.000007452</text:p>
          </table:table-cell>
          <table:table-cell office:value-type="float" office:value="0.000005308">
            <text:p>0.000005308</text:p>
          </table:table-cell>
          <table:table-cell office:value-type="float" office:value="0.000039146">
            <text:p>0.000039146</text:p>
          </table:table-cell>
          <table:table-cell office:value-type="float" office:value="0.000047414">
            <text:p>0.00004741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176">
            <text:p>0.000007176</text:p>
          </table:table-cell>
          <table:table-cell office:value-type="float" office:value="0.000005616">
            <text:p>0.000005616</text:p>
          </table:table-cell>
          <table:table-cell office:value-type="float" office:value="0.00003799">
            <text:p>0.00003799</text:p>
          </table:table-cell>
          <table:table-cell office:value-type="float" office:value="0.000045531">
            <text:p>0.00004553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07245">
            <text:p>0.000007245</text:p>
          </table:table-cell>
          <table:table-cell office:value-type="float" office:value="0.000005475">
            <text:p>0.000005475</text:p>
          </table:table-cell>
          <table:table-cell office:value-type="float" office:value="0.000047605">
            <text:p>0.000047605</text:p>
          </table:table-cell>
          <table:table-cell office:value-type="float" office:value="0.000047273">
            <text:p>0.00004727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269">
            <text:p>0.000013269</text:p>
          </table:table-cell>
          <table:table-cell office:value-type="float" office:value="0.000007741">
            <text:p>0.000007741</text:p>
          </table:table-cell>
          <table:table-cell office:value-type="float" office:value="0.000074371">
            <text:p>0.000074371</text:p>
          </table:table-cell>
          <table:table-cell office:value-type="float" office:value="0.000077514">
            <text:p>0.00007751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21469">
            <text:p>0.000021469</text:p>
          </table:table-cell>
          <table:table-cell office:value-type="float" office:value="0.000010284">
            <text:p>0.000010284</text:p>
          </table:table-cell>
          <table:table-cell office:value-type="float" office:value="0.000081782">
            <text:p>0.000081782</text:p>
          </table:table-cell>
          <table:table-cell office:value-type="float" office:value="0.000101654">
            <text:p>0.00010165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5">
            <text:p>0.0000145</text:p>
          </table:table-cell>
          <table:table-cell office:value-type="float" office:value="0.000010082">
            <text:p>0.000010082</text:p>
          </table:table-cell>
          <table:table-cell office:value-type="float" office:value="0.00011485">
            <text:p>0.00011485</text:p>
          </table:table-cell>
          <table:table-cell office:value-type="float" office:value="0.000130009">
            <text:p>0.00013000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666">
            <text:p>0.000014666</text:p>
          </table:table-cell>
          <table:table-cell office:value-type="float" office:value="0.000009661">
            <text:p>0.000009661</text:p>
          </table:table-cell>
          <table:table-cell office:value-type="float" office:value="0.000111879">
            <text:p>0.000111879</text:p>
          </table:table-cell>
          <table:table-cell office:value-type="float" office:value="0.000116785">
            <text:p>0.00011678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571">
            <text:p>0.000014571</text:p>
          </table:table-cell>
          <table:table-cell office:value-type="float" office:value="0.000009659">
            <text:p>0.000009659</text:p>
          </table:table-cell>
          <table:table-cell office:value-type="float" office:value="0.000083931">
            <text:p>0.000083931</text:p>
          </table:table-cell>
          <table:table-cell office:value-type="float" office:value="0.000104553">
            <text:p>0.00010455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425">
            <text:p>0.000014425</text:p>
          </table:table-cell>
          <table:table-cell office:value-type="float" office:value="0.000009735">
            <text:p>0.000009735</text:p>
          </table:table-cell>
          <table:table-cell office:value-type="float" office:value="0.000084858">
            <text:p>0.000084858</text:p>
          </table:table-cell>
          <table:table-cell office:value-type="float" office:value="0.000104346">
            <text:p>0.00010434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407">
            <text:p>0.000014407</text:p>
          </table:table-cell>
          <table:table-cell office:value-type="float" office:value="0.000009742">
            <text:p>0.000009742</text:p>
          </table:table-cell>
          <table:table-cell office:value-type="float" office:value="0.000084395">
            <text:p>0.000084395</text:p>
          </table:table-cell>
          <table:table-cell office:value-type="float" office:value="0.00012609">
            <text:p>0.0001260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5535">
            <text:p>0.000015535</text:p>
          </table:table-cell>
          <table:table-cell office:value-type="float" office:value="0.000010375">
            <text:p>0.000010375</text:p>
          </table:table-cell>
          <table:table-cell office:value-type="float" office:value="0.000089745">
            <text:p>0.000089745</text:p>
          </table:table-cell>
          <table:table-cell office:value-type="float" office:value="0.000114353">
            <text:p>0.00011435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166">
            <text:p>0.000014166</text:p>
          </table:table-cell>
          <table:table-cell office:value-type="float" office:value="0.000009612">
            <text:p>0.000009612</text:p>
          </table:table-cell>
          <table:table-cell office:value-type="float" office:value="0.000081132">
            <text:p>0.000081132</text:p>
          </table:table-cell>
          <table:table-cell office:value-type="float" office:value="0.000100802">
            <text:p>0.00010080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305">
            <text:p>0.000014305</text:p>
          </table:table-cell>
          <table:table-cell office:value-type="float" office:value="0.000009251">
            <text:p>0.000009251</text:p>
          </table:table-cell>
          <table:table-cell office:value-type="float" office:value="0.000081215">
            <text:p>0.000081215</text:p>
          </table:table-cell>
          <table:table-cell office:value-type="float" office:value="0.000101078">
            <text:p>0.00010107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243">
            <text:p>0.000014243</text:p>
          </table:table-cell>
          <table:table-cell office:value-type="float" office:value="0.000009327">
            <text:p>0.000009327</text:p>
          </table:table-cell>
          <table:table-cell office:value-type="float" office:value="0.000081495">
            <text:p>0.000081495</text:p>
          </table:table-cell>
          <table:table-cell office:value-type="float" office:value="0.000100586">
            <text:p>0.00010058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198">
            <text:p>0.000014198</text:p>
          </table:table-cell>
          <table:table-cell office:value-type="float" office:value="0.000009382">
            <text:p>0.000009382</text:p>
          </table:table-cell>
          <table:table-cell office:value-type="float" office:value="0.000081738">
            <text:p>0.000081738</text:p>
          </table:table-cell>
          <table:table-cell office:value-type="float" office:value="0.000101682">
            <text:p>0.00010168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258">
            <text:p>0.000014258</text:p>
          </table:table-cell>
          <table:table-cell office:value-type="float" office:value="0.000009407">
            <text:p>0.000009407</text:p>
          </table:table-cell>
          <table:table-cell office:value-type="float" office:value="0.000081844">
            <text:p>0.000081844</text:p>
          </table:table-cell>
          <table:table-cell office:value-type="float" office:value="0.000153949">
            <text:p>0.00015394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608">
            <text:p>0.000014608</text:p>
          </table:table-cell>
          <table:table-cell office:value-type="float" office:value="0.00000962">
            <text:p>0.00000962</text:p>
          </table:table-cell>
          <table:table-cell office:value-type="float" office:value="0.000083732">
            <text:p>0.000083732</text:p>
          </table:table-cell>
          <table:table-cell office:value-type="float" office:value="0.000103741">
            <text:p>0.00010374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719">
            <text:p>0.000014719</text:p>
          </table:table-cell>
          <table:table-cell office:value-type="float" office:value="0.000009672">
            <text:p>0.000009672</text:p>
          </table:table-cell>
          <table:table-cell office:value-type="float" office:value="0.000084113">
            <text:p>0.000084113</text:p>
          </table:table-cell>
          <table:table-cell office:value-type="float" office:value="0.000104129">
            <text:p>0.00010412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666">
            <text:p>0.000014666</text:p>
          </table:table-cell>
          <table:table-cell office:value-type="float" office:value="0.000009647">
            <text:p>0.000009647</text:p>
          </table:table-cell>
          <table:table-cell office:value-type="float" office:value="0.000084431">
            <text:p>0.000084431</text:p>
          </table:table-cell>
          <table:table-cell office:value-type="float" office:value="0.000104254">
            <text:p>0.00010425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249">
            <text:p>0.000014249</text:p>
          </table:table-cell>
          <table:table-cell office:value-type="float" office:value="0.000009287">
            <text:p>0.000009287</text:p>
          </table:table-cell>
          <table:table-cell office:value-type="float" office:value="0.00008155">
            <text:p>0.00008155</text:p>
          </table:table-cell>
          <table:table-cell office:value-type="float" office:value="0.000100694">
            <text:p>0.00010069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268">
            <text:p>0.000014268</text:p>
          </table:table-cell>
          <table:table-cell office:value-type="float" office:value="0.000009439">
            <text:p>0.000009439</text:p>
          </table:table-cell>
          <table:table-cell office:value-type="float" office:value="0.000081303">
            <text:p>0.000081303</text:p>
          </table:table-cell>
          <table:table-cell office:value-type="float" office:value="0.000101293">
            <text:p>0.00010129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347">
            <text:p>0.000014347</text:p>
          </table:table-cell>
          <table:table-cell office:value-type="float" office:value="0.000009409">
            <text:p>0.000009409</text:p>
          </table:table-cell>
          <table:table-cell office:value-type="float" office:value="0.000081447">
            <text:p>0.000081447</text:p>
          </table:table-cell>
          <table:table-cell office:value-type="float" office:value="0.000100502">
            <text:p>0.00010050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043">
            <text:p>0.000014043</text:p>
          </table:table-cell>
          <table:table-cell office:value-type="float" office:value="0.000009342">
            <text:p>0.000009342</text:p>
          </table:table-cell>
          <table:table-cell office:value-type="float" office:value="0.000081415">
            <text:p>0.000081415</text:p>
          </table:table-cell>
          <table:table-cell office:value-type="float" office:value="0.000101179">
            <text:p>0.00010117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131">
            <text:p>0.000014131</text:p>
          </table:table-cell>
          <table:table-cell office:value-type="float" office:value="0.000009375">
            <text:p>0.000009375</text:p>
          </table:table-cell>
          <table:table-cell office:value-type="float" office:value="0.000081506">
            <text:p>0.000081506</text:p>
          </table:table-cell>
          <table:table-cell office:value-type="float" office:value="0.000100697">
            <text:p>0.00010069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739">
            <text:p>0.000014739</text:p>
          </table:table-cell>
          <table:table-cell office:value-type="float" office:value="0.00000962">
            <text:p>0.00000962</text:p>
          </table:table-cell>
          <table:table-cell office:value-type="float" office:value="0.000084406">
            <text:p>0.000084406</text:p>
          </table:table-cell>
          <table:table-cell office:value-type="float" office:value="0.00010385">
            <text:p>0.0001038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549">
            <text:p>0.000014549</text:p>
          </table:table-cell>
          <table:table-cell office:value-type="float" office:value="0.000009753">
            <text:p>0.000009753</text:p>
          </table:table-cell>
          <table:table-cell office:value-type="float" office:value="0.000083982">
            <text:p>0.000083982</text:p>
          </table:table-cell>
          <table:table-cell office:value-type="float" office:value="0.000103905">
            <text:p>0.00010390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846">
            <text:p>0.000014846</text:p>
          </table:table-cell>
          <table:table-cell office:value-type="float" office:value="0.000009694">
            <text:p>0.000009694</text:p>
          </table:table-cell>
          <table:table-cell office:value-type="float" office:value="0.000085028">
            <text:p>0.000085028</text:p>
          </table:table-cell>
          <table:table-cell office:value-type="float" office:value="0.000104343">
            <text:p>0.00010434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647">
            <text:p>0.000014647</text:p>
          </table:table-cell>
          <table:table-cell office:value-type="float" office:value="0.000009661">
            <text:p>0.000009661</text:p>
          </table:table-cell>
          <table:table-cell office:value-type="float" office:value="0.000084568">
            <text:p>0.000084568</text:p>
          </table:table-cell>
          <table:table-cell office:value-type="float" office:value="0.00010358">
            <text:p>0.0001035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139">
            <text:p>0.000014139</text:p>
          </table:table-cell>
          <table:table-cell office:value-type="float" office:value="0.000009289">
            <text:p>0.000009289</text:p>
          </table:table-cell>
          <table:table-cell office:value-type="float" office:value="0.000083652">
            <text:p>0.000083652</text:p>
          </table:table-cell>
          <table:table-cell office:value-type="float" office:value="0.000101506">
            <text:p>0.00010150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4103">
            <text:p>0.00004103</text:p>
          </table:table-cell>
          <table:table-cell office:value-type="float" office:value="0.000018358">
            <text:p>0.000018358</text:p>
          </table:table-cell>
          <table:table-cell office:value-type="float" office:value="0.000220276">
            <text:p>0.000220276</text:p>
          </table:table-cell>
          <table:table-cell office:value-type="float" office:value="0.000220514">
            <text:p>0.00022051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531">
            <text:p>0.000027531</text:p>
          </table:table-cell>
          <table:table-cell office:value-type="float" office:value="0.000019708">
            <text:p>0.000019708</text:p>
          </table:table-cell>
          <table:table-cell office:value-type="float" office:value="0.000220326">
            <text:p>0.000220326</text:p>
          </table:table-cell>
          <table:table-cell office:value-type="float" office:value="0.000220172">
            <text:p>0.00022017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181">
            <text:p>0.000027181</text:p>
          </table:table-cell>
          <table:table-cell office:value-type="float" office:value="0.000018238">
            <text:p>0.000018238</text:p>
          </table:table-cell>
          <table:table-cell office:value-type="float" office:value="0.000218825">
            <text:p>0.000218825</text:p>
          </table:table-cell>
          <table:table-cell office:value-type="float" office:value="0.000220785">
            <text:p>0.00022078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516">
            <text:p>0.000027516</text:p>
          </table:table-cell>
          <table:table-cell office:value-type="float" office:value="0.000019561">
            <text:p>0.000019561</text:p>
          </table:table-cell>
          <table:table-cell office:value-type="float" office:value="0.000239015">
            <text:p>0.000239015</text:p>
          </table:table-cell>
          <table:table-cell office:value-type="float" office:value="0.000219352">
            <text:p>0.00021935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235">
            <text:p>0.000027235</text:p>
          </table:table-cell>
          <table:table-cell office:value-type="float" office:value="0.000019078">
            <text:p>0.000019078</text:p>
          </table:table-cell>
          <table:table-cell office:value-type="float" office:value="0.000218246">
            <text:p>0.000218246</text:p>
          </table:table-cell>
          <table:table-cell office:value-type="float" office:value="0.000219031">
            <text:p>0.00021903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81">
            <text:p>0.00002781</text:p>
          </table:table-cell>
          <table:table-cell office:value-type="float" office:value="0.000020092">
            <text:p>0.000020092</text:p>
          </table:table-cell>
          <table:table-cell office:value-type="float" office:value="0.00021852">
            <text:p>0.00021852</text:p>
          </table:table-cell>
          <table:table-cell office:value-type="float" office:value="0.000219782">
            <text:p>0.00021978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565">
            <text:p>0.000027565</text:p>
          </table:table-cell>
          <table:table-cell office:value-type="float" office:value="0.000019608">
            <text:p>0.000019608</text:p>
          </table:table-cell>
          <table:table-cell office:value-type="float" office:value="0.000219064">
            <text:p>0.000219064</text:p>
          </table:table-cell>
          <table:table-cell office:value-type="float" office:value="0.000220047">
            <text:p>0.00022004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497">
            <text:p>0.000027497</text:p>
          </table:table-cell>
          <table:table-cell office:value-type="float" office:value="0.000017977">
            <text:p>0.000017977</text:p>
          </table:table-cell>
          <table:table-cell office:value-type="float" office:value="0.000219427">
            <text:p>0.000219427</text:p>
          </table:table-cell>
          <table:table-cell office:value-type="float" office:value="0.000219318">
            <text:p>0.00021931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464">
            <text:p>0.000027464</text:p>
          </table:table-cell>
          <table:table-cell office:value-type="float" office:value="0.000017992">
            <text:p>0.000017992</text:p>
          </table:table-cell>
          <table:table-cell office:value-type="float" office:value="0.000218591">
            <text:p>0.000218591</text:p>
          </table:table-cell>
          <table:table-cell office:value-type="float" office:value="0.000218672">
            <text:p>0.00021867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489">
            <text:p>0.000027489</text:p>
          </table:table-cell>
          <table:table-cell office:value-type="float" office:value="0.000017985">
            <text:p>0.000017985</text:p>
          </table:table-cell>
          <table:table-cell office:value-type="float" office:value="0.000218441">
            <text:p>0.000218441</text:p>
          </table:table-cell>
          <table:table-cell office:value-type="float" office:value="0.000219956">
            <text:p>0.00021995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9016">
            <text:p>0.000029016</text:p>
          </table:table-cell>
          <table:table-cell office:value-type="float" office:value="0.000020977">
            <text:p>0.000020977</text:p>
          </table:table-cell>
          <table:table-cell office:value-type="float" office:value="0.000233213">
            <text:p>0.000233213</text:p>
          </table:table-cell>
          <table:table-cell office:value-type="float" office:value="0.000239378">
            <text:p>0.00023937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9036">
            <text:p>0.000029036</text:p>
          </table:table-cell>
          <table:table-cell office:value-type="float" office:value="0.000019853">
            <text:p>0.000019853</text:p>
          </table:table-cell>
          <table:table-cell office:value-type="float" office:value="0.000232933">
            <text:p>0.000232933</text:p>
          </table:table-cell>
          <table:table-cell office:value-type="float" office:value="0.000233887">
            <text:p>0.00023388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8342">
            <text:p>0.000028342</text:p>
          </table:table-cell>
          <table:table-cell office:value-type="float" office:value="0.000018466">
            <text:p>0.000018466</text:p>
          </table:table-cell>
          <table:table-cell office:value-type="float" office:value="0.000224606">
            <text:p>0.000224606</text:p>
          </table:table-cell>
          <table:table-cell office:value-type="float" office:value="0.000226418">
            <text:p>0.00022641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256">
            <text:p>0.000027256</text:p>
          </table:table-cell>
          <table:table-cell office:value-type="float" office:value="0.000017904">
            <text:p>0.000017904</text:p>
          </table:table-cell>
          <table:table-cell office:value-type="float" office:value="0.000218783">
            <text:p>0.000218783</text:p>
          </table:table-cell>
          <table:table-cell office:value-type="float" office:value="0.000219985">
            <text:p>0.00021998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529">
            <text:p>0.000027529</text:p>
          </table:table-cell>
          <table:table-cell office:value-type="float" office:value="0.000018095">
            <text:p>0.000018095</text:p>
          </table:table-cell>
          <table:table-cell office:value-type="float" office:value="0.000218419">
            <text:p>0.000218419</text:p>
          </table:table-cell>
          <table:table-cell office:value-type="float" office:value="0.000219328">
            <text:p>0.00021932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567">
            <text:p>0.000027567</text:p>
          </table:table-cell>
          <table:table-cell office:value-type="float" office:value="0.000018414">
            <text:p>0.000018414</text:p>
          </table:table-cell>
          <table:table-cell office:value-type="float" office:value="0.000238518">
            <text:p>0.000238518</text:p>
          </table:table-cell>
          <table:table-cell office:value-type="float" office:value="0.000219852">
            <text:p>0.00021985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281">
            <text:p>0.000027281</text:p>
          </table:table-cell>
          <table:table-cell office:value-type="float" office:value="0.000017993">
            <text:p>0.000017993</text:p>
          </table:table-cell>
          <table:table-cell office:value-type="float" office:value="0.000218531">
            <text:p>0.000218531</text:p>
          </table:table-cell>
          <table:table-cell office:value-type="float" office:value="0.00021983">
            <text:p>0.0002198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8099">
            <text:p>0.000028099</text:p>
          </table:table-cell>
          <table:table-cell office:value-type="float" office:value="0.00001847">
            <text:p>0.00001847</text:p>
          </table:table-cell>
          <table:table-cell office:value-type="float" office:value="0.00022561">
            <text:p>0.00022561</text:p>
          </table:table-cell>
          <table:table-cell office:value-type="float" office:value="0.000226635">
            <text:p>0.00022663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8099">
            <text:p>0.000028099</text:p>
          </table:table-cell>
          <table:table-cell office:value-type="float" office:value="0.000018652">
            <text:p>0.000018652</text:p>
          </table:table-cell>
          <table:table-cell office:value-type="float" office:value="0.000225146">
            <text:p>0.000225146</text:p>
          </table:table-cell>
          <table:table-cell office:value-type="float" office:value="0.000226809">
            <text:p>0.00022680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247">
            <text:p>0.000027247</text:p>
          </table:table-cell>
          <table:table-cell office:value-type="float" office:value="0.000019504">
            <text:p>0.000019504</text:p>
          </table:table-cell>
          <table:table-cell office:value-type="float" office:value="0.000218805">
            <text:p>0.000218805</text:p>
          </table:table-cell>
          <table:table-cell office:value-type="float" office:value="0.000219389">
            <text:p>0.00021938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506">
            <text:p>0.000027506</text:p>
          </table:table-cell>
          <table:table-cell office:value-type="float" office:value="0.000017911">
            <text:p>0.000017911</text:p>
          </table:table-cell>
          <table:table-cell office:value-type="float" office:value="0.000218267">
            <text:p>0.000218267</text:p>
          </table:table-cell>
          <table:table-cell office:value-type="float" office:value="0.000218936">
            <text:p>0.00021893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8071">
            <text:p>0.000028071</text:p>
          </table:table-cell>
          <table:table-cell office:value-type="float" office:value="0.000019263">
            <text:p>0.000019263</text:p>
          </table:table-cell>
          <table:table-cell office:value-type="float" office:value="0.000219585">
            <text:p>0.000219585</text:p>
          </table:table-cell>
          <table:table-cell office:value-type="float" office:value="0.000219579">
            <text:p>0.00021957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811">
            <text:p>0.000027811</text:p>
          </table:table-cell>
          <table:table-cell office:value-type="float" office:value="0.00001815">
            <text:p>0.00001815</text:p>
          </table:table-cell>
          <table:table-cell office:value-type="float" office:value="0.000218819">
            <text:p>0.000218819</text:p>
          </table:table-cell>
          <table:table-cell office:value-type="float" office:value="0.000220051">
            <text:p>0.00022005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508">
            <text:p>0.000027508</text:p>
          </table:table-cell>
          <table:table-cell office:value-type="float" office:value="0.000019571">
            <text:p>0.000019571</text:p>
          </table:table-cell>
          <table:table-cell office:value-type="float" office:value="0.000220136">
            <text:p>0.000220136</text:p>
          </table:table-cell>
          <table:table-cell office:value-type="float" office:value="0.00022016">
            <text:p>0.0002201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221">
            <text:p>0.000027221</text:p>
          </table:table-cell>
          <table:table-cell office:value-type="float" office:value="0.000017948">
            <text:p>0.000017948</text:p>
          </table:table-cell>
          <table:table-cell office:value-type="float" office:value="0.000219358">
            <text:p>0.000219358</text:p>
          </table:table-cell>
          <table:table-cell office:value-type="float" office:value="0.000219458">
            <text:p>0.00021945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78412">
            <text:p>0.000078412</text:p>
          </table:table-cell>
          <table:table-cell office:value-type="float" office:value="0.000040952">
            <text:p>0.000040952</text:p>
          </table:table-cell>
          <table:table-cell office:value-type="float" office:value="0.000481343">
            <text:p>0.000481343</text:p>
          </table:table-cell>
          <table:table-cell office:value-type="float" office:value="0.000420645">
            <text:p>0.00042064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779">
            <text:p>0.000054779</text:p>
          </table:table-cell>
          <table:table-cell office:value-type="float" office:value="0.000035426">
            <text:p>0.000035426</text:p>
          </table:table-cell>
          <table:table-cell office:value-type="float" office:value="0.000352927">
            <text:p>0.000352927</text:p>
          </table:table-cell>
          <table:table-cell office:value-type="float" office:value="0.000424955">
            <text:p>0.00042495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3493">
            <text:p>0.000053493</text:p>
          </table:table-cell>
          <table:table-cell office:value-type="float" office:value="0.000035243">
            <text:p>0.000035243</text:p>
          </table:table-cell>
          <table:table-cell office:value-type="float" office:value="0.000349776">
            <text:p>0.000349776</text:p>
          </table:table-cell>
          <table:table-cell office:value-type="float" office:value="0.000419832">
            <text:p>0.00041983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243">
            <text:p>0.000055243</text:p>
          </table:table-cell>
          <table:table-cell office:value-type="float" office:value="0.000035345">
            <text:p>0.000035345</text:p>
          </table:table-cell>
          <table:table-cell office:value-type="float" office:value="0.000347813">
            <text:p>0.000347813</text:p>
          </table:table-cell>
          <table:table-cell office:value-type="float" office:value="0.000423791">
            <text:p>0.00042379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719">
            <text:p>0.000054719</text:p>
          </table:table-cell>
          <table:table-cell office:value-type="float" office:value="0.000035354">
            <text:p>0.000035354</text:p>
          </table:table-cell>
          <table:table-cell office:value-type="float" office:value="0.000347812">
            <text:p>0.000347812</text:p>
          </table:table-cell>
          <table:table-cell office:value-type="float" office:value="0.000420116">
            <text:p>0.00042011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857">
            <text:p>0.000055857</text:p>
          </table:table-cell>
          <table:table-cell office:value-type="float" office:value="0.000035145">
            <text:p>0.000035145</text:p>
          </table:table-cell>
          <table:table-cell office:value-type="float" office:value="0.000347777">
            <text:p>0.000347777</text:p>
          </table:table-cell>
          <table:table-cell office:value-type="float" office:value="0.000419748">
            <text:p>0.00041974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64498">
            <text:p>0.000064498</text:p>
          </table:table-cell>
          <table:table-cell office:value-type="float" office:value="0.00004166">
            <text:p>0.00004166</text:p>
          </table:table-cell>
          <table:table-cell office:value-type="float" office:value="0.000411947">
            <text:p>0.000411947</text:p>
          </table:table-cell>
          <table:table-cell office:value-type="float" office:value="0.000495381">
            <text:p>0.00049538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3497">
            <text:p>0.000053497</text:p>
          </table:table-cell>
          <table:table-cell office:value-type="float" office:value="0.000036845">
            <text:p>0.000036845</text:p>
          </table:table-cell>
          <table:table-cell office:value-type="float" office:value="0.000348126">
            <text:p>0.000348126</text:p>
          </table:table-cell>
          <table:table-cell office:value-type="float" office:value="0.000419604">
            <text:p>0.00041960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659">
            <text:p>0.000054659</text:p>
          </table:table-cell>
          <table:table-cell office:value-type="float" office:value="0.000035652">
            <text:p>0.000035652</text:p>
          </table:table-cell>
          <table:table-cell office:value-type="float" office:value="0.000348255">
            <text:p>0.000348255</text:p>
          </table:table-cell>
          <table:table-cell office:value-type="float" office:value="0.000420498">
            <text:p>0.00042049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121">
            <text:p>0.000054121</text:p>
          </table:table-cell>
          <table:table-cell office:value-type="float" office:value="0.000037743">
            <text:p>0.000037743</text:p>
          </table:table-cell>
          <table:table-cell office:value-type="float" office:value="0.000348887">
            <text:p>0.000348887</text:p>
          </table:table-cell>
          <table:table-cell office:value-type="float" office:value="0.000420784">
            <text:p>0.00042078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622">
            <text:p>0.000055622</text:p>
          </table:table-cell>
          <table:table-cell office:value-type="float" office:value="0.000035364">
            <text:p>0.000035364</text:p>
          </table:table-cell>
          <table:table-cell office:value-type="float" office:value="0.000349655">
            <text:p>0.000349655</text:p>
          </table:table-cell>
          <table:table-cell office:value-type="float" office:value="0.000419524">
            <text:p>0.00041952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104">
            <text:p>0.000054104</text:p>
          </table:table-cell>
          <table:table-cell office:value-type="float" office:value="0.000036987">
            <text:p>0.000036987</text:p>
          </table:table-cell>
          <table:table-cell office:value-type="float" office:value="0.000348115">
            <text:p>0.000348115</text:p>
          </table:table-cell>
          <table:table-cell office:value-type="float" office:value="0.000422434">
            <text:p>0.00042243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255">
            <text:p>0.000055255</text:p>
          </table:table-cell>
          <table:table-cell office:value-type="float" office:value="0.000035237">
            <text:p>0.000035237</text:p>
          </table:table-cell>
          <table:table-cell office:value-type="float" office:value="0.000347247">
            <text:p>0.000347247</text:p>
          </table:table-cell>
          <table:table-cell office:value-type="float" office:value="0.000418915">
            <text:p>0.00041891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894">
            <text:p>0.000055894</text:p>
          </table:table-cell>
          <table:table-cell office:value-type="float" office:value="0.000037792">
            <text:p>0.000037792</text:p>
          </table:table-cell>
          <table:table-cell office:value-type="float" office:value="0.000348298">
            <text:p>0.000348298</text:p>
          </table:table-cell>
          <table:table-cell office:value-type="float" office:value="0.000419807">
            <text:p>0.00041980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689">
            <text:p>0.000054689</text:p>
          </table:table-cell>
          <table:table-cell office:value-type="float" office:value="0.000035305">
            <text:p>0.000035305</text:p>
          </table:table-cell>
          <table:table-cell office:value-type="float" office:value="0.000349474">
            <text:p>0.000349474</text:p>
          </table:table-cell>
          <table:table-cell office:value-type="float" office:value="0.000420094">
            <text:p>0.00042009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659">
            <text:p>0.000054659</text:p>
          </table:table-cell>
          <table:table-cell office:value-type="float" office:value="0.000035572">
            <text:p>0.000035572</text:p>
          </table:table-cell>
          <table:table-cell office:value-type="float" office:value="0.000348154">
            <text:p>0.000348154</text:p>
          </table:table-cell>
          <table:table-cell office:value-type="float" office:value="0.000420742">
            <text:p>0.00042074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219">
            <text:p>0.000055219</text:p>
          </table:table-cell>
          <table:table-cell office:value-type="float" office:value="0.000037029">
            <text:p>0.000037029</text:p>
          </table:table-cell>
          <table:table-cell office:value-type="float" office:value="0.000347691">
            <text:p>0.000347691</text:p>
          </table:table-cell>
          <table:table-cell office:value-type="float" office:value="0.000420203">
            <text:p>0.00042020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647">
            <text:p>0.000054647</text:p>
          </table:table-cell>
          <table:table-cell office:value-type="float" office:value="0.000036745">
            <text:p>0.000036745</text:p>
          </table:table-cell>
          <table:table-cell office:value-type="float" office:value="0.000348314">
            <text:p>0.000348314</text:p>
          </table:table-cell>
          <table:table-cell office:value-type="float" office:value="0.000421185">
            <text:p>0.00042118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7355">
            <text:p>0.000057355</text:p>
          </table:table-cell>
          <table:table-cell office:value-type="float" office:value="0.000037986">
            <text:p>0.000037986</text:p>
          </table:table-cell>
          <table:table-cell office:value-type="float" office:value="0.000349302">
            <text:p>0.000349302</text:p>
          </table:table-cell>
          <table:table-cell office:value-type="float" office:value="0.000420289">
            <text:p>0.00042028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7">
            <text:p>0.0000547</text:p>
          </table:table-cell>
          <table:table-cell office:value-type="float" office:value="0.00003598">
            <text:p>0.00003598</text:p>
          </table:table-cell>
          <table:table-cell office:value-type="float" office:value="0.000352135">
            <text:p>0.000352135</text:p>
          </table:table-cell>
          <table:table-cell office:value-type="float" office:value="0.000420144">
            <text:p>0.00042014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221">
            <text:p>0.000055221</text:p>
          </table:table-cell>
          <table:table-cell office:value-type="float" office:value="0.000037276">
            <text:p>0.000037276</text:p>
          </table:table-cell>
          <table:table-cell office:value-type="float" office:value="0.00037403">
            <text:p>0.00037403</text:p>
          </table:table-cell>
          <table:table-cell office:value-type="float" office:value="0.000420864">
            <text:p>0.00042086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625">
            <text:p>0.000054625</text:p>
          </table:table-cell>
          <table:table-cell office:value-type="float" office:value="0.000036215">
            <text:p>0.000036215</text:p>
          </table:table-cell>
          <table:table-cell office:value-type="float" office:value="0.000348094">
            <text:p>0.000348094</text:p>
          </table:table-cell>
          <table:table-cell office:value-type="float" office:value="0.000423377">
            <text:p>0.00042337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59">
            <text:p>0.00005459</text:p>
          </table:table-cell>
          <table:table-cell office:value-type="float" office:value="0.000037088">
            <text:p>0.000037088</text:p>
          </table:table-cell>
          <table:table-cell office:value-type="float" office:value="0.000348816">
            <text:p>0.000348816</text:p>
          </table:table-cell>
          <table:table-cell office:value-type="float" office:value="0.000420465">
            <text:p>0.00042046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652">
            <text:p>0.000054652</text:p>
          </table:table-cell>
          <table:table-cell office:value-type="float" office:value="0.00003538">
            <text:p>0.00003538</text:p>
          </table:table-cell>
          <table:table-cell office:value-type="float" office:value="0.0003487">
            <text:p>0.0003487</text:p>
          </table:table-cell>
          <table:table-cell office:value-type="float" office:value="0.000420295">
            <text:p>0.00042029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3526">
            <text:p>0.000053526</text:p>
          </table:table-cell>
          <table:table-cell office:value-type="float" office:value="0.000035307">
            <text:p>0.000035307</text:p>
          </table:table-cell>
          <table:table-cell office:value-type="float" office:value="0.000347374">
            <text:p>0.000347374</text:p>
          </table:table-cell>
          <table:table-cell office:value-type="float" office:value="0.000420305">
            <text:p>0.00042030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70799">
            <text:p>0.000170799</text:p>
          </table:table-cell>
          <table:table-cell office:value-type="float" office:value="0.000076097">
            <text:p>0.000076097</text:p>
          </table:table-cell>
          <table:table-cell office:value-type="float" office:value="0.000716486">
            <text:p>0.000716486</text:p>
          </table:table-cell>
          <table:table-cell office:value-type="float" office:value="0.000879253">
            <text:p>0.00087925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922">
            <text:p>0.000151922</text:p>
          </table:table-cell>
          <table:table-cell office:value-type="float" office:value="0.000072437">
            <text:p>0.000072437</text:p>
          </table:table-cell>
          <table:table-cell office:value-type="float" office:value="0.000711252">
            <text:p>0.000711252</text:p>
          </table:table-cell>
          <table:table-cell office:value-type="float" office:value="0.000866395">
            <text:p>0.00086639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362">
            <text:p>0.000151362</text:p>
          </table:table-cell>
          <table:table-cell office:value-type="float" office:value="0.000073032">
            <text:p>0.000073032</text:p>
          </table:table-cell>
          <table:table-cell office:value-type="float" office:value="0.000708919">
            <text:p>0.000708919</text:p>
          </table:table-cell>
          <table:table-cell office:value-type="float" office:value="0.000872236">
            <text:p>0.00087223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0992">
            <text:p>0.000150992</text:p>
          </table:table-cell>
          <table:table-cell office:value-type="float" office:value="0.000070898">
            <text:p>0.000070898</text:p>
          </table:table-cell>
          <table:table-cell office:value-type="float" office:value="0.000715302">
            <text:p>0.000715302</text:p>
          </table:table-cell>
          <table:table-cell office:value-type="float" office:value="0.000866148">
            <text:p>0.00086614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78358">
            <text:p>0.000178358</text:p>
          </table:table-cell>
          <table:table-cell office:value-type="float" office:value="0.000083925">
            <text:p>0.000083925</text:p>
          </table:table-cell>
          <table:table-cell office:value-type="float" office:value="0.000770645">
            <text:p>0.000770645</text:p>
          </table:table-cell>
          <table:table-cell office:value-type="float" office:value="0.000874555">
            <text:p>0.00087455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048">
            <text:p>0.000151048</text:p>
          </table:table-cell>
          <table:table-cell office:value-type="float" office:value="0.000071422">
            <text:p>0.000071422</text:p>
          </table:table-cell>
          <table:table-cell office:value-type="float" office:value="0.000711559">
            <text:p>0.000711559</text:p>
          </table:table-cell>
          <table:table-cell office:value-type="float" office:value="0.000877657">
            <text:p>0.00087765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135">
            <text:p>0.000151135</text:p>
          </table:table-cell>
          <table:table-cell office:value-type="float" office:value="0.000073014">
            <text:p>0.000073014</text:p>
          </table:table-cell>
          <table:table-cell office:value-type="float" office:value="0.000712022">
            <text:p>0.000712022</text:p>
          </table:table-cell>
          <table:table-cell office:value-type="float" office:value="0.000873534">
            <text:p>0.00087353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0222">
            <text:p>0.000150222</text:p>
          </table:table-cell>
          <table:table-cell office:value-type="float" office:value="0.000073325">
            <text:p>0.000073325</text:p>
          </table:table-cell>
          <table:table-cell office:value-type="float" office:value="0.000714581">
            <text:p>0.000714581</text:p>
          </table:table-cell>
          <table:table-cell office:value-type="float" office:value="0.00087342">
            <text:p>0.0008734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2308">
            <text:p>0.000152308</text:p>
          </table:table-cell>
          <table:table-cell office:value-type="float" office:value="0.000071696">
            <text:p>0.000071696</text:p>
          </table:table-cell>
          <table:table-cell office:value-type="float" office:value="0.000712076">
            <text:p>0.000712076</text:p>
          </table:table-cell>
          <table:table-cell office:value-type="float" office:value="0.000865835">
            <text:p>0.00086583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26">
            <text:p>0.00015126</text:p>
          </table:table-cell>
          <table:table-cell office:value-type="float" office:value="0.000073079">
            <text:p>0.000073079</text:p>
          </table:table-cell>
          <table:table-cell office:value-type="float" office:value="0.000711875">
            <text:p>0.000711875</text:p>
          </table:table-cell>
          <table:table-cell office:value-type="float" office:value="0.000865502">
            <text:p>0.00086550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491">
            <text:p>0.000151491</text:p>
          </table:table-cell>
          <table:table-cell office:value-type="float" office:value="0.000071614">
            <text:p>0.000071614</text:p>
          </table:table-cell>
          <table:table-cell office:value-type="float" office:value="0.000711281">
            <text:p>0.000711281</text:p>
          </table:table-cell>
          <table:table-cell office:value-type="float" office:value="0.0008706">
            <text:p>0.000870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0793">
            <text:p>0.000150793</text:p>
          </table:table-cell>
          <table:table-cell office:value-type="float" office:value="0.000070843">
            <text:p>0.000070843</text:p>
          </table:table-cell>
          <table:table-cell office:value-type="float" office:value="0.000716919">
            <text:p>0.000716919</text:p>
          </table:table-cell>
          <table:table-cell office:value-type="float" office:value="0.000861897">
            <text:p>0.00086189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07">
            <text:p>0.00015107</text:p>
          </table:table-cell>
          <table:table-cell office:value-type="float" office:value="0.00007344">
            <text:p>0.00007344</text:p>
          </table:table-cell>
          <table:table-cell office:value-type="float" office:value="0.00071658">
            <text:p>0.00071658</text:p>
          </table:table-cell>
          <table:table-cell office:value-type="float" office:value="0.00086372">
            <text:p>0.0008637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33">
            <text:p>0.00015133</text:p>
          </table:table-cell>
          <table:table-cell office:value-type="float" office:value="0.000072483">
            <text:p>0.000072483</text:p>
          </table:table-cell>
          <table:table-cell office:value-type="float" office:value="0.000712983">
            <text:p>0.000712983</text:p>
          </table:table-cell>
          <table:table-cell office:value-type="float" office:value="0.000865949">
            <text:p>0.00086594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389">
            <text:p>0.000151389</text:p>
          </table:table-cell>
          <table:table-cell office:value-type="float" office:value="0.000072001">
            <text:p>0.000072001</text:p>
          </table:table-cell>
          <table:table-cell office:value-type="float" office:value="0.000713795">
            <text:p>0.000713795</text:p>
          </table:table-cell>
          <table:table-cell office:value-type="float" office:value="0.000877525">
            <text:p>0.00087752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2862">
            <text:p>0.000152862</text:p>
          </table:table-cell>
          <table:table-cell office:value-type="float" office:value="0.000072621">
            <text:p>0.000072621</text:p>
          </table:table-cell>
          <table:table-cell office:value-type="float" office:value="0.000709967">
            <text:p>0.000709967</text:p>
          </table:table-cell>
          <table:table-cell office:value-type="float" office:value="0.000871855">
            <text:p>0.00087185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0707">
            <text:p>0.000150707</text:p>
          </table:table-cell>
          <table:table-cell office:value-type="float" office:value="0.000072774">
            <text:p>0.000072774</text:p>
          </table:table-cell>
          <table:table-cell office:value-type="float" office:value="0.000714563">
            <text:p>0.000714563</text:p>
          </table:table-cell>
          <table:table-cell office:value-type="float" office:value="0.000870055">
            <text:p>0.00087005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78672">
            <text:p>0.000178672</text:p>
          </table:table-cell>
          <table:table-cell office:value-type="float" office:value="0.000089013">
            <text:p>0.000089013</text:p>
          </table:table-cell>
          <table:table-cell office:value-type="float" office:value="0.000797266">
            <text:p>0.000797266</text:p>
          </table:table-cell>
          <table:table-cell office:value-type="float" office:value="0.000870005">
            <text:p>0.00087000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066">
            <text:p>0.00015066</text:p>
          </table:table-cell>
          <table:table-cell office:value-type="float" office:value="0.000071367">
            <text:p>0.000071367</text:p>
          </table:table-cell>
          <table:table-cell office:value-type="float" office:value="0.000716214">
            <text:p>0.000716214</text:p>
          </table:table-cell>
          <table:table-cell office:value-type="float" office:value="0.000870323">
            <text:p>0.00087032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472">
            <text:p>0.000151472</text:p>
          </table:table-cell>
          <table:table-cell office:value-type="float" office:value="0.000071393">
            <text:p>0.000071393</text:p>
          </table:table-cell>
          <table:table-cell office:value-type="float" office:value="0.000715173">
            <text:p>0.000715173</text:p>
          </table:table-cell>
          <table:table-cell office:value-type="float" office:value="0.000871856">
            <text:p>0.00087185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0852">
            <text:p>0.000150852</text:p>
          </table:table-cell>
          <table:table-cell office:value-type="float" office:value="0.000072972">
            <text:p>0.000072972</text:p>
          </table:table-cell>
          <table:table-cell office:value-type="float" office:value="0.000712735">
            <text:p>0.000712735</text:p>
          </table:table-cell>
          <table:table-cell office:value-type="float" office:value="0.000866793">
            <text:p>0.00086679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0989">
            <text:p>0.000150989</text:p>
          </table:table-cell>
          <table:table-cell office:value-type="float" office:value="0.000072632">
            <text:p>0.000072632</text:p>
          </table:table-cell>
          <table:table-cell office:value-type="float" office:value="0.000712176">
            <text:p>0.000712176</text:p>
          </table:table-cell>
          <table:table-cell office:value-type="float" office:value="0.000875185">
            <text:p>0.00087518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312">
            <text:p>0.000151312</text:p>
          </table:table-cell>
          <table:table-cell office:value-type="float" office:value="0.000073737">
            <text:p>0.000073737</text:p>
          </table:table-cell>
          <table:table-cell office:value-type="float" office:value="0.000715215">
            <text:p>0.000715215</text:p>
          </table:table-cell>
          <table:table-cell office:value-type="float" office:value="0.00086916">
            <text:p>0.0008691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1278">
            <text:p>0.000161278</text:p>
          </table:table-cell>
          <table:table-cell office:value-type="float" office:value="0.00007929">
            <text:p>0.00007929</text:p>
          </table:table-cell>
          <table:table-cell office:value-type="float" office:value="0.000765266">
            <text:p>0.000765266</text:p>
          </table:table-cell>
          <table:table-cell office:value-type="float" office:value="0.000864205">
            <text:p>0.00086420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092">
            <text:p>0.00015092</text:p>
          </table:table-cell>
          <table:table-cell office:value-type="float" office:value="0.00007189">
            <text:p>0.00007189</text:p>
          </table:table-cell>
          <table:table-cell office:value-type="float" office:value="0.000713778">
            <text:p>0.000713778</text:p>
          </table:table-cell>
          <table:table-cell office:value-type="float" office:value="0.000863384">
            <text:p>0.00086338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48084">
            <text:p>0.000348084</text:p>
          </table:table-cell>
          <table:table-cell office:value-type="float" office:value="0.00015774">
            <text:p>0.00015774</text:p>
          </table:table-cell>
          <table:table-cell office:value-type="float" office:value="0.00146283">
            <text:p>0.00146283</text:p>
          </table:table-cell>
          <table:table-cell office:value-type="float" office:value="0.00196156">
            <text:p>0.001961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66699">
            <text:p>0.000266699</text:p>
          </table:table-cell>
          <table:table-cell office:value-type="float" office:value="0.000143661">
            <text:p>0.000143661</text:p>
          </table:table-cell>
          <table:table-cell office:value-type="float" office:value="0.00145942">
            <text:p>0.00145942</text:p>
          </table:table-cell>
          <table:table-cell office:value-type="float" office:value="0.00195485">
            <text:p>0.0019548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42743">
            <text:p>0.000342743</text:p>
          </table:table-cell>
          <table:table-cell office:value-type="float" office:value="0.000148611">
            <text:p>0.000148611</text:p>
          </table:table-cell>
          <table:table-cell office:value-type="float" office:value="0.00160452">
            <text:p>0.00160452</text:p>
          </table:table-cell>
          <table:table-cell office:value-type="float" office:value="0.00216885">
            <text:p>0.0021688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1402">
            <text:p>0.000321402</text:p>
          </table:table-cell>
          <table:table-cell office:value-type="float" office:value="0.000143252">
            <text:p>0.000143252</text:p>
          </table:table-cell>
          <table:table-cell office:value-type="float" office:value="0.00199575">
            <text:p>0.00199575</text:p>
          </table:table-cell>
          <table:table-cell office:value-type="float" office:value="0.00197597">
            <text:p>0.0019759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1171">
            <text:p>0.000321171</text:p>
          </table:table-cell>
          <table:table-cell office:value-type="float" office:value="0.000143484">
            <text:p>0.000143484</text:p>
          </table:table-cell>
          <table:table-cell office:value-type="float" office:value="0.00145382">
            <text:p>0.00145382</text:p>
          </table:table-cell>
          <table:table-cell office:value-type="float" office:value="0.00195708">
            <text:p>0.0019570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0951">
            <text:p>0.000320951</text:p>
          </table:table-cell>
          <table:table-cell office:value-type="float" office:value="0.000147525">
            <text:p>0.000147525</text:p>
          </table:table-cell>
          <table:table-cell office:value-type="float" office:value="0.00146945">
            <text:p>0.00146945</text:p>
          </table:table-cell>
          <table:table-cell office:value-type="float" office:value="0.00197286">
            <text:p>0.0019728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1491">
            <text:p>0.000321491</text:p>
          </table:table-cell>
          <table:table-cell office:value-type="float" office:value="0.000144278">
            <text:p>0.000144278</text:p>
          </table:table-cell>
          <table:table-cell office:value-type="float" office:value="0.00144778">
            <text:p>0.00144778</text:p>
          </table:table-cell>
          <table:table-cell office:value-type="float" office:value="0.00197639">
            <text:p>0.0019763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1251">
            <text:p>0.000321251</text:p>
          </table:table-cell>
          <table:table-cell office:value-type="float" office:value="0.00014359">
            <text:p>0.00014359</text:p>
          </table:table-cell>
          <table:table-cell office:value-type="float" office:value="0.00145131">
            <text:p>0.00145131</text:p>
          </table:table-cell>
          <table:table-cell office:value-type="float" office:value="0.00195207">
            <text:p>0.0019520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49982">
            <text:p>0.000349982</text:p>
          </table:table-cell>
          <table:table-cell office:value-type="float" office:value="0.000162386">
            <text:p>0.000162386</text:p>
          </table:table-cell>
          <table:table-cell office:value-type="float" office:value="0.00168436">
            <text:p>0.00168436</text:p>
          </table:table-cell>
          <table:table-cell office:value-type="float" office:value="0.0020104">
            <text:p>0.002010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0975">
            <text:p>0.000320975</text:p>
          </table:table-cell>
          <table:table-cell office:value-type="float" office:value="0.00014487">
            <text:p>0.00014487</text:p>
          </table:table-cell>
          <table:table-cell office:value-type="float" office:value="0.00145547">
            <text:p>0.00145547</text:p>
          </table:table-cell>
          <table:table-cell office:value-type="float" office:value="0.00197841">
            <text:p>0.0019784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1033">
            <text:p>0.000321033</text:p>
          </table:table-cell>
          <table:table-cell office:value-type="float" office:value="0.000144378">
            <text:p>0.000144378</text:p>
          </table:table-cell>
          <table:table-cell office:value-type="float" office:value="0.00145017">
            <text:p>0.00145017</text:p>
          </table:table-cell>
          <table:table-cell office:value-type="float" office:value="0.00197542">
            <text:p>0.0019754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1427">
            <text:p>0.000321427</text:p>
          </table:table-cell>
          <table:table-cell office:value-type="float" office:value="0.000143087">
            <text:p>0.000143087</text:p>
          </table:table-cell>
          <table:table-cell office:value-type="float" office:value="0.00145435">
            <text:p>0.00145435</text:p>
          </table:table-cell>
          <table:table-cell office:value-type="float" office:value="0.00197027">
            <text:p>0.0019702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0887">
            <text:p>0.000320887</text:p>
          </table:table-cell>
          <table:table-cell office:value-type="float" office:value="0.000146377">
            <text:p>0.000146377</text:p>
          </table:table-cell>
          <table:table-cell office:value-type="float" office:value="0.00154813">
            <text:p>0.00154813</text:p>
          </table:table-cell>
          <table:table-cell office:value-type="float" office:value="0.00215589">
            <text:p>0.0021558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1204">
            <text:p>0.000321204</text:p>
          </table:table-cell>
          <table:table-cell office:value-type="float" office:value="0.000143484">
            <text:p>0.000143484</text:p>
          </table:table-cell>
          <table:table-cell office:value-type="float" office:value="0.00145442">
            <text:p>0.00145442</text:p>
          </table:table-cell>
          <table:table-cell office:value-type="float" office:value="0.00197517">
            <text:p>0.0019751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82031">
            <text:p>0.000382031</text:p>
          </table:table-cell>
          <table:table-cell office:value-type="float" office:value="0.000168118">
            <text:p>0.000168118</text:p>
          </table:table-cell>
          <table:table-cell office:value-type="float" office:value="0.00171732">
            <text:p>0.00171732</text:p>
          </table:table-cell>
          <table:table-cell office:value-type="float" office:value="0.00199254">
            <text:p>0.0019925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1162">
            <text:p>0.000321162</text:p>
          </table:table-cell>
          <table:table-cell office:value-type="float" office:value="0.000145285">
            <text:p>0.000145285</text:p>
          </table:table-cell>
          <table:table-cell office:value-type="float" office:value="0.00145389">
            <text:p>0.00145389</text:p>
          </table:table-cell>
          <table:table-cell office:value-type="float" office:value="0.00197686">
            <text:p>0.0019768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1386">
            <text:p>0.000321386</text:p>
          </table:table-cell>
          <table:table-cell office:value-type="float" office:value="0.000145012">
            <text:p>0.000145012</text:p>
          </table:table-cell>
          <table:table-cell office:value-type="float" office:value="0.00145337">
            <text:p>0.00145337</text:p>
          </table:table-cell>
          <table:table-cell office:value-type="float" office:value="0.00195923">
            <text:p>0.0019592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0854">
            <text:p>0.000320854</text:p>
          </table:table-cell>
          <table:table-cell office:value-type="float" office:value="0.000143077">
            <text:p>0.000143077</text:p>
          </table:table-cell>
          <table:table-cell office:value-type="float" office:value="0.00145005">
            <text:p>0.00145005</text:p>
          </table:table-cell>
          <table:table-cell office:value-type="float" office:value="0.00200678">
            <text:p>0.0020067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0645">
            <text:p>0.000320645</text:p>
          </table:table-cell>
          <table:table-cell office:value-type="float" office:value="0.00014337">
            <text:p>0.00014337</text:p>
          </table:table-cell>
          <table:table-cell office:value-type="float" office:value="0.00147866">
            <text:p>0.00147866</text:p>
          </table:table-cell>
          <table:table-cell office:value-type="float" office:value="0.00193806">
            <text:p>0.0019380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0437">
            <text:p>0.000320437</text:p>
          </table:table-cell>
          <table:table-cell office:value-type="float" office:value="0.000144758">
            <text:p>0.000144758</text:p>
          </table:table-cell>
          <table:table-cell office:value-type="float" office:value="0.00146115">
            <text:p>0.00146115</text:p>
          </table:table-cell>
          <table:table-cell office:value-type="float" office:value="0.00194562">
            <text:p>0.0019456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0732">
            <text:p>0.000320732</text:p>
          </table:table-cell>
          <table:table-cell office:value-type="float" office:value="0.000143944">
            <text:p>0.000143944</text:p>
          </table:table-cell>
          <table:table-cell office:value-type="float" office:value="0.00145974">
            <text:p>0.00145974</text:p>
          </table:table-cell>
          <table:table-cell office:value-type="float" office:value="0.00195131">
            <text:p>0.0019513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1275">
            <text:p>0.000321275</text:p>
          </table:table-cell>
          <table:table-cell office:value-type="float" office:value="0.000143373">
            <text:p>0.000143373</text:p>
          </table:table-cell>
          <table:table-cell office:value-type="float" office:value="0.00145074">
            <text:p>0.00145074</text:p>
          </table:table-cell>
          <table:table-cell office:value-type="float" office:value="0.00196104">
            <text:p>0.0019610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0829">
            <text:p>0.000320829</text:p>
          </table:table-cell>
          <table:table-cell office:value-type="float" office:value="0.000144314">
            <text:p>0.000144314</text:p>
          </table:table-cell>
          <table:table-cell office:value-type="float" office:value="0.0014595">
            <text:p>0.0014595</text:p>
          </table:table-cell>
          <table:table-cell office:value-type="float" office:value="0.00194132">
            <text:p>0.0019413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5891">
            <text:p>0.000325891</text:p>
          </table:table-cell>
          <table:table-cell office:value-type="float" office:value="0.000143549">
            <text:p>0.000143549</text:p>
          </table:table-cell>
          <table:table-cell office:value-type="float" office:value="0.00145386">
            <text:p>0.00145386</text:p>
          </table:table-cell>
          <table:table-cell office:value-type="float" office:value="0.00194574">
            <text:p>0.0019457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6847">
            <text:p>0.000326847</text:p>
          </table:table-cell>
          <table:table-cell office:value-type="float" office:value="0.000144057">
            <text:p>0.000144057</text:p>
          </table:table-cell>
          <table:table-cell office:value-type="float" office:value="0.00145151">
            <text:p>0.00145151</text:p>
          </table:table-cell>
          <table:table-cell office:value-type="float" office:value="0.00194447">
            <text:p>0.0019444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86101">
            <text:p>0.000686101</text:p>
          </table:table-cell>
          <table:table-cell office:value-type="float" office:value="0.000300133">
            <text:p>0.000300133</text:p>
          </table:table-cell>
          <table:table-cell office:value-type="float" office:value="0.00299982">
            <text:p>0.00299982</text:p>
          </table:table-cell>
          <table:table-cell office:value-type="float" office:value="0.00381874">
            <text:p>0.0038187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551282">
            <text:p>0.000551282</text:p>
          </table:table-cell>
          <table:table-cell office:value-type="float" office:value="0.000286574">
            <text:p>0.000286574</text:p>
          </table:table-cell>
          <table:table-cell office:value-type="float" office:value="0.00294869">
            <text:p>0.00294869</text:p>
          </table:table-cell>
          <table:table-cell office:value-type="float" office:value="0.00378487">
            <text:p>0.0037848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482">
            <text:p>0.00064482</text:p>
          </table:table-cell>
          <table:table-cell office:value-type="float" office:value="0.00029227">
            <text:p>0.00029227</text:p>
          </table:table-cell>
          <table:table-cell office:value-type="float" office:value="0.00296648">
            <text:p>0.00296648</text:p>
          </table:table-cell>
          <table:table-cell office:value-type="float" office:value="0.0037401">
            <text:p>0.003740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2943">
            <text:p>0.000642943</text:p>
          </table:table-cell>
          <table:table-cell office:value-type="float" office:value="0.000284931">
            <text:p>0.000284931</text:p>
          </table:table-cell>
          <table:table-cell office:value-type="float" office:value="0.00295725">
            <text:p>0.00295725</text:p>
          </table:table-cell>
          <table:table-cell office:value-type="float" office:value="0.00381994">
            <text:p>0.0038199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3378">
            <text:p>0.000643378</text:p>
          </table:table-cell>
          <table:table-cell office:value-type="float" office:value="0.000283425">
            <text:p>0.000283425</text:p>
          </table:table-cell>
          <table:table-cell office:value-type="float" office:value="0.00296022">
            <text:p>0.00296022</text:p>
          </table:table-cell>
          <table:table-cell office:value-type="float" office:value="0.00381432">
            <text:p>0.0038143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6597">
            <text:p>0.000646597</text:p>
          </table:table-cell>
          <table:table-cell office:value-type="float" office:value="0.000282065">
            <text:p>0.000282065</text:p>
          </table:table-cell>
          <table:table-cell office:value-type="float" office:value="0.00296376">
            <text:p>0.00296376</text:p>
          </table:table-cell>
          <table:table-cell office:value-type="float" office:value="0.00371935">
            <text:p>0.0037193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2375">
            <text:p>0.000642375</text:p>
          </table:table-cell>
          <table:table-cell office:value-type="float" office:value="0.00029174">
            <text:p>0.00029174</text:p>
          </table:table-cell>
          <table:table-cell office:value-type="float" office:value="0.00295741">
            <text:p>0.00295741</text:p>
          </table:table-cell>
          <table:table-cell office:value-type="float" office:value="0.00388959">
            <text:p>0.0038895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2668">
            <text:p>0.000642668</text:p>
          </table:table-cell>
          <table:table-cell office:value-type="float" office:value="0.000292913">
            <text:p>0.000292913</text:p>
          </table:table-cell>
          <table:table-cell office:value-type="float" office:value="0.00295257">
            <text:p>0.00295257</text:p>
          </table:table-cell>
          <table:table-cell office:value-type="float" office:value="0.00371194">
            <text:p>0.0037119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2812">
            <text:p>0.000642812</text:p>
          </table:table-cell>
          <table:table-cell office:value-type="float" office:value="0.0002858">
            <text:p>0.0002858</text:p>
          </table:table-cell>
          <table:table-cell office:value-type="float" office:value="0.00295076">
            <text:p>0.00295076</text:p>
          </table:table-cell>
          <table:table-cell office:value-type="float" office:value="0.00379326">
            <text:p>0.0037932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2653">
            <text:p>0.000642653</text:p>
          </table:table-cell>
          <table:table-cell office:value-type="float" office:value="0.000286162">
            <text:p>0.000286162</text:p>
          </table:table-cell>
          <table:table-cell office:value-type="float" office:value="0.00295154">
            <text:p>0.00295154</text:p>
          </table:table-cell>
          <table:table-cell office:value-type="float" office:value="0.00380182">
            <text:p>0.0038018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334">
            <text:p>0.00064334</text:p>
          </table:table-cell>
          <table:table-cell office:value-type="float" office:value="0.000284524">
            <text:p>0.000284524</text:p>
          </table:table-cell>
          <table:table-cell office:value-type="float" office:value="0.00299092">
            <text:p>0.00299092</text:p>
          </table:table-cell>
          <table:table-cell office:value-type="float" office:value="0.00379498">
            <text:p>0.0037949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7613">
            <text:p>0.000647613</text:p>
          </table:table-cell>
          <table:table-cell office:value-type="float" office:value="0.000287373">
            <text:p>0.000287373</text:p>
          </table:table-cell>
          <table:table-cell office:value-type="float" office:value="0.00298796">
            <text:p>0.00298796</text:p>
          </table:table-cell>
          <table:table-cell office:value-type="float" office:value="0.00396658">
            <text:p>0.0039665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3319">
            <text:p>0.000643319</text:p>
          </table:table-cell>
          <table:table-cell office:value-type="float" office:value="0.000284489">
            <text:p>0.000284489</text:p>
          </table:table-cell>
          <table:table-cell office:value-type="float" office:value="0.00295367">
            <text:p>0.00295367</text:p>
          </table:table-cell>
          <table:table-cell office:value-type="float" office:value="0.00379622">
            <text:p>0.0037962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3201">
            <text:p>0.000643201</text:p>
          </table:table-cell>
          <table:table-cell office:value-type="float" office:value="0.000282887">
            <text:p>0.000282887</text:p>
          </table:table-cell>
          <table:table-cell office:value-type="float" office:value="0.00296459">
            <text:p>0.00296459</text:p>
          </table:table-cell>
          <table:table-cell office:value-type="float" office:value="0.00380133">
            <text:p>0.0038013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74445">
            <text:p>0.000674445</text:p>
          </table:table-cell>
          <table:table-cell office:value-type="float" office:value="0.000314897">
            <text:p>0.000314897</text:p>
          </table:table-cell>
          <table:table-cell office:value-type="float" office:value="0.00310119">
            <text:p>0.00310119</text:p>
          </table:table-cell>
          <table:table-cell office:value-type="float" office:value="0.00392093">
            <text:p>0.0039209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2683">
            <text:p>0.000642683</text:p>
          </table:table-cell>
          <table:table-cell office:value-type="float" office:value="0.000284154">
            <text:p>0.000284154</text:p>
          </table:table-cell>
          <table:table-cell office:value-type="float" office:value="0.00295037">
            <text:p>0.00295037</text:p>
          </table:table-cell>
          <table:table-cell office:value-type="float" office:value="0.00374126">
            <text:p>0.0037412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5084">
            <text:p>0.000645084</text:p>
          </table:table-cell>
          <table:table-cell office:value-type="float" office:value="0.000283737">
            <text:p>0.000283737</text:p>
          </table:table-cell>
          <table:table-cell office:value-type="float" office:value="0.00311359">
            <text:p>0.00311359</text:p>
          </table:table-cell>
          <table:table-cell office:value-type="float" office:value="0.00449435">
            <text:p>0.0044943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3443">
            <text:p>0.000643443</text:p>
          </table:table-cell>
          <table:table-cell office:value-type="float" office:value="0.000284552">
            <text:p>0.000284552</text:p>
          </table:table-cell>
          <table:table-cell office:value-type="float" office:value="0.00314686">
            <text:p>0.00314686</text:p>
          </table:table-cell>
          <table:table-cell office:value-type="float" office:value="0.00380647">
            <text:p>0.0038064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4069">
            <text:p>0.000644069</text:p>
          </table:table-cell>
          <table:table-cell office:value-type="float" office:value="0.000288388">
            <text:p>0.000288388</text:p>
          </table:table-cell>
          <table:table-cell office:value-type="float" office:value="0.00295777">
            <text:p>0.00295777</text:p>
          </table:table-cell>
          <table:table-cell office:value-type="float" office:value="0.00372652">
            <text:p>0.0037265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3383">
            <text:p>0.000643383</text:p>
          </table:table-cell>
          <table:table-cell office:value-type="float" office:value="0.000284708">
            <text:p>0.000284708</text:p>
          </table:table-cell>
          <table:table-cell office:value-type="float" office:value="0.00300144">
            <text:p>0.00300144</text:p>
          </table:table-cell>
          <table:table-cell office:value-type="float" office:value="0.00377723">
            <text:p>0.0037772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8977">
            <text:p>0.000648977</text:p>
          </table:table-cell>
          <table:table-cell office:value-type="float" office:value="0.000288531">
            <text:p>0.000288531</text:p>
          </table:table-cell>
          <table:table-cell office:value-type="float" office:value="0.00294985">
            <text:p>0.00294985</text:p>
          </table:table-cell>
          <table:table-cell office:value-type="float" office:value="0.00379013">
            <text:p>0.0037901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2928">
            <text:p>0.000642928</text:p>
          </table:table-cell>
          <table:table-cell office:value-type="float" office:value="0.000285204">
            <text:p>0.000285204</text:p>
          </table:table-cell>
          <table:table-cell office:value-type="float" office:value="0.00297602">
            <text:p>0.00297602</text:p>
          </table:table-cell>
          <table:table-cell office:value-type="float" office:value="0.00375396">
            <text:p>0.0037539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3425">
            <text:p>0.000643425</text:p>
          </table:table-cell>
          <table:table-cell office:value-type="float" office:value="0.000287348">
            <text:p>0.000287348</text:p>
          </table:table-cell>
          <table:table-cell office:value-type="float" office:value="0.00295351">
            <text:p>0.00295351</text:p>
          </table:table-cell>
          <table:table-cell office:value-type="float" office:value="0.00380887">
            <text:p>0.0038088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4256">
            <text:p>0.000644256</text:p>
          </table:table-cell>
          <table:table-cell office:value-type="float" office:value="0.000285042">
            <text:p>0.000285042</text:p>
          </table:table-cell>
          <table:table-cell office:value-type="float" office:value="0.00295598">
            <text:p>0.00295598</text:p>
          </table:table-cell>
          <table:table-cell office:value-type="float" office:value="0.0037381">
            <text:p>0.003738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3084">
            <text:p>0.000643084</text:p>
          </table:table-cell>
          <table:table-cell office:value-type="float" office:value="0.00028377">
            <text:p>0.00028377</text:p>
          </table:table-cell>
          <table:table-cell office:value-type="float" office:value="0.00295541">
            <text:p>0.00295541</text:p>
          </table:table-cell>
          <table:table-cell office:value-type="float" office:value="0.00379397">
            <text:p>0.0037939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6614">
            <text:p>0.00136614</text:p>
          </table:table-cell>
          <table:table-cell office:value-type="float" office:value="0.000725257">
            <text:p>0.000725257</text:p>
          </table:table-cell>
          <table:table-cell office:value-type="float" office:value="0.00615255">
            <text:p>0.00615255</text:p>
          </table:table-cell>
          <table:table-cell office:value-type="float" office:value="0.00764082">
            <text:p>0.0076408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14251">
            <text:p>0.00114251</text:p>
          </table:table-cell>
          <table:table-cell office:value-type="float" office:value="0.000579151">
            <text:p>0.000579151</text:p>
          </table:table-cell>
          <table:table-cell office:value-type="float" office:value="0.00602919">
            <text:p>0.00602919</text:p>
          </table:table-cell>
          <table:table-cell office:value-type="float" office:value="0.008175">
            <text:p>0.00817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44525">
            <text:p>0.00144525</text:p>
          </table:table-cell>
          <table:table-cell office:value-type="float" office:value="0.000622001">
            <text:p>0.000622001</text:p>
          </table:table-cell>
          <table:table-cell office:value-type="float" office:value="0.00622468">
            <text:p>0.00622468</text:p>
          </table:table-cell>
          <table:table-cell office:value-type="float" office:value="0.00794277">
            <text:p>0.0079427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2095">
            <text:p>0.00132095</text:p>
          </table:table-cell>
          <table:table-cell office:value-type="float" office:value="0.000573481">
            <text:p>0.000573481</text:p>
          </table:table-cell>
          <table:table-cell office:value-type="float" office:value="0.00602425">
            <text:p>0.00602425</text:p>
          </table:table-cell>
          <table:table-cell office:value-type="float" office:value="0.00845293">
            <text:p>0.0084529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2008">
            <text:p>0.00132008</text:p>
          </table:table-cell>
          <table:table-cell office:value-type="float" office:value="0.000595707">
            <text:p>0.000595707</text:p>
          </table:table-cell>
          <table:table-cell office:value-type="float" office:value="0.00603824">
            <text:p>0.00603824</text:p>
          </table:table-cell>
          <table:table-cell office:value-type="float" office:value="0.0077434">
            <text:p>0.007743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542">
            <text:p>0.00131542</text:p>
          </table:table-cell>
          <table:table-cell office:value-type="float" office:value="0.00057598">
            <text:p>0.00057598</text:p>
          </table:table-cell>
          <table:table-cell office:value-type="float" office:value="0.00602238">
            <text:p>0.00602238</text:p>
          </table:table-cell>
          <table:table-cell office:value-type="float" office:value="0.00784367">
            <text:p>0.0078436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2168">
            <text:p>0.00132168</text:p>
          </table:table-cell>
          <table:table-cell office:value-type="float" office:value="0.000589304">
            <text:p>0.000589304</text:p>
          </table:table-cell>
          <table:table-cell office:value-type="float" office:value="0.00602179">
            <text:p>0.00602179</text:p>
          </table:table-cell>
          <table:table-cell office:value-type="float" office:value="0.00768084">
            <text:p>0.0076808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576">
            <text:p>0.00131576</text:p>
          </table:table-cell>
          <table:table-cell office:value-type="float" office:value="0.000598779">
            <text:p>0.000598779</text:p>
          </table:table-cell>
          <table:table-cell office:value-type="float" office:value="0.00628909">
            <text:p>0.00628909</text:p>
          </table:table-cell>
          <table:table-cell office:value-type="float" office:value="0.00773311">
            <text:p>0.0077331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222">
            <text:p>0.00131222</text:p>
          </table:table-cell>
          <table:table-cell office:value-type="float" office:value="0.000569028">
            <text:p>0.000569028</text:p>
          </table:table-cell>
          <table:table-cell office:value-type="float" office:value="0.00605057">
            <text:p>0.00605057</text:p>
          </table:table-cell>
          <table:table-cell office:value-type="float" office:value="0.00771069">
            <text:p>0.0077106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912">
            <text:p>0.00131912</text:p>
          </table:table-cell>
          <table:table-cell office:value-type="float" office:value="0.00058291">
            <text:p>0.00058291</text:p>
          </table:table-cell>
          <table:table-cell office:value-type="float" office:value="0.00600667">
            <text:p>0.00600667</text:p>
          </table:table-cell>
          <table:table-cell office:value-type="float" office:value="0.00785837">
            <text:p>0.0078583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2225">
            <text:p>0.00132225</text:p>
          </table:table-cell>
          <table:table-cell office:value-type="float" office:value="0.00058424">
            <text:p>0.00058424</text:p>
          </table:table-cell>
          <table:table-cell office:value-type="float" office:value="0.00602538">
            <text:p>0.00602538</text:p>
          </table:table-cell>
          <table:table-cell office:value-type="float" office:value="0.00785442">
            <text:p>0.0078544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53594">
            <text:p>0.00153594</text:p>
          </table:table-cell>
          <table:table-cell office:value-type="float" office:value="0.000697154">
            <text:p>0.000697154</text:p>
          </table:table-cell>
          <table:table-cell office:value-type="float" office:value="0.0064339">
            <text:p>0.0064339</text:p>
          </table:table-cell>
          <table:table-cell office:value-type="float" office:value="0.00775584">
            <text:p>0.0077558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511">
            <text:p>0.00131511</text:p>
          </table:table-cell>
          <table:table-cell office:value-type="float" office:value="0.000596976">
            <text:p>0.000596976</text:p>
          </table:table-cell>
          <table:table-cell office:value-type="float" office:value="0.00603955">
            <text:p>0.00603955</text:p>
          </table:table-cell>
          <table:table-cell office:value-type="float" office:value="0.00789716">
            <text:p>0.0078971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2764">
            <text:p>0.00132764</text:p>
          </table:table-cell>
          <table:table-cell office:value-type="float" office:value="0.000596362">
            <text:p>0.000596362</text:p>
          </table:table-cell>
          <table:table-cell office:value-type="float" office:value="0.00602193">
            <text:p>0.00602193</text:p>
          </table:table-cell>
          <table:table-cell office:value-type="float" office:value="0.00775055">
            <text:p>0.0077505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567">
            <text:p>0.00131567</text:p>
          </table:table-cell>
          <table:table-cell office:value-type="float" office:value="0.000581878">
            <text:p>0.000581878</text:p>
          </table:table-cell>
          <table:table-cell office:value-type="float" office:value="0.0060509">
            <text:p>0.0060509</text:p>
          </table:table-cell>
          <table:table-cell office:value-type="float" office:value="0.00774229">
            <text:p>0.0077422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50418">
            <text:p>0.00150418</text:p>
          </table:table-cell>
          <table:table-cell office:value-type="float" office:value="0.00065989">
            <text:p>0.00065989</text:p>
          </table:table-cell>
          <table:table-cell office:value-type="float" office:value="0.00659511">
            <text:p>0.00659511</text:p>
          </table:table-cell>
          <table:table-cell office:value-type="float" office:value="0.00787688">
            <text:p>0.0078768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619">
            <text:p>0.0013619</text:p>
          </table:table-cell>
          <table:table-cell office:value-type="float" office:value="0.000584554">
            <text:p>0.000584554</text:p>
          </table:table-cell>
          <table:table-cell office:value-type="float" office:value="0.00608533">
            <text:p>0.00608533</text:p>
          </table:table-cell>
          <table:table-cell office:value-type="float" office:value="0.00888915">
            <text:p>0.0088891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201">
            <text:p>0.0013201</text:p>
          </table:table-cell>
          <table:table-cell office:value-type="float" office:value="0.000593117">
            <text:p>0.000593117</text:p>
          </table:table-cell>
          <table:table-cell office:value-type="float" office:value="0.00605196">
            <text:p>0.00605196</text:p>
          </table:table-cell>
          <table:table-cell office:value-type="float" office:value="0.00772704">
            <text:p>0.0077270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726">
            <text:p>0.00131726</text:p>
          </table:table-cell>
          <table:table-cell office:value-type="float" office:value="0.000594035">
            <text:p>0.000594035</text:p>
          </table:table-cell>
          <table:table-cell office:value-type="float" office:value="0.00603167">
            <text:p>0.00603167</text:p>
          </table:table-cell>
          <table:table-cell office:value-type="float" office:value="0.00775768">
            <text:p>0.0077576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645">
            <text:p>0.00131645</text:p>
          </table:table-cell>
          <table:table-cell office:value-type="float" office:value="0.000595729">
            <text:p>0.000595729</text:p>
          </table:table-cell>
          <table:table-cell office:value-type="float" office:value="0.00603171">
            <text:p>0.00603171</text:p>
          </table:table-cell>
          <table:table-cell office:value-type="float" office:value="0.00773554">
            <text:p>0.0077355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44704">
            <text:p>0.00144704</text:p>
          </table:table-cell>
          <table:table-cell office:value-type="float" office:value="0.000684641">
            <text:p>0.000684641</text:p>
          </table:table-cell>
          <table:table-cell office:value-type="float" office:value="0.00625">
            <text:p>0.00625</text:p>
          </table:table-cell>
          <table:table-cell office:value-type="float" office:value="0.00785417">
            <text:p>0.0078541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42774">
            <text:p>0.00142774</text:p>
          </table:table-cell>
          <table:table-cell office:value-type="float" office:value="0.000619648">
            <text:p>0.000619648</text:p>
          </table:table-cell>
          <table:table-cell office:value-type="float" office:value="0.00613547">
            <text:p>0.00613547</text:p>
          </table:table-cell>
          <table:table-cell office:value-type="float" office:value="0.0077305">
            <text:p>0.007730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843">
            <text:p>0.00131843</text:p>
          </table:table-cell>
          <table:table-cell office:value-type="float" office:value="0.000579798">
            <text:p>0.000579798</text:p>
          </table:table-cell>
          <table:table-cell office:value-type="float" office:value="0.00601958">
            <text:p>0.00601958</text:p>
          </table:table-cell>
          <table:table-cell office:value-type="float" office:value="0.00788487">
            <text:p>0.0078848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687">
            <text:p>0.00131687</text:p>
          </table:table-cell>
          <table:table-cell office:value-type="float" office:value="0.00058287">
            <text:p>0.00058287</text:p>
          </table:table-cell>
          <table:table-cell office:value-type="float" office:value="0.00605984">
            <text:p>0.00605984</text:p>
          </table:table-cell>
          <table:table-cell office:value-type="float" office:value="0.00768806">
            <text:p>0.0076880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5489">
            <text:p>0.00135489</text:p>
          </table:table-cell>
          <table:table-cell office:value-type="float" office:value="0.000580314">
            <text:p>0.000580314</text:p>
          </table:table-cell>
          <table:table-cell office:value-type="float" office:value="0.00604708">
            <text:p>0.00604708</text:p>
          </table:table-cell>
          <table:table-cell office:value-type="float" office:value="0.00776958">
            <text:p>0.0077695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793">
            <text:p>0.0026793</text:p>
          </table:table-cell>
          <table:table-cell office:value-type="float" office:value="0.00119918">
            <text:p>0.00119918</text:p>
          </table:table-cell>
          <table:table-cell office:value-type="float" office:value="0.0167165">
            <text:p>0.0167165</text:p>
          </table:table-cell>
          <table:table-cell office:value-type="float" office:value="0.0171066">
            <text:p>0.017106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37087">
            <text:p>0.00237087</text:p>
          </table:table-cell>
          <table:table-cell office:value-type="float" office:value="0.00119023">
            <text:p>0.00119023</text:p>
          </table:table-cell>
          <table:table-cell office:value-type="float" office:value="0.017028">
            <text:p>0.017028</text:p>
          </table:table-cell>
          <table:table-cell office:value-type="float" office:value="0.0178276">
            <text:p>0.017827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7229">
            <text:p>0.00267229</text:p>
          </table:table-cell>
          <table:table-cell office:value-type="float" office:value="0.0012056">
            <text:p>0.0012056</text:p>
          </table:table-cell>
          <table:table-cell office:value-type="float" office:value="0.0164604">
            <text:p>0.0164604</text:p>
          </table:table-cell>
          <table:table-cell office:value-type="float" office:value="0.0176198">
            <text:p>0.017619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85349">
            <text:p>0.00285349</text:p>
          </table:table-cell>
          <table:table-cell office:value-type="float" office:value="0.00127073">
            <text:p>0.00127073</text:p>
          </table:table-cell>
          <table:table-cell office:value-type="float" office:value="0.0172099">
            <text:p>0.0172099</text:p>
          </table:table-cell>
          <table:table-cell office:value-type="float" office:value="0.0176462">
            <text:p>0.017646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7066">
            <text:p>0.00267066</text:p>
          </table:table-cell>
          <table:table-cell office:value-type="float" office:value="0.00124236">
            <text:p>0.00124236</text:p>
          </table:table-cell>
          <table:table-cell office:value-type="float" office:value="0.0165845">
            <text:p>0.0165845</text:p>
          </table:table-cell>
          <table:table-cell office:value-type="float" office:value="0.0173668">
            <text:p>0.017366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7128">
            <text:p>0.00267128</text:p>
          </table:table-cell>
          <table:table-cell office:value-type="float" office:value="0.0011904">
            <text:p>0.0011904</text:p>
          </table:table-cell>
          <table:table-cell office:value-type="float" office:value="0.0164422">
            <text:p>0.0164422</text:p>
          </table:table-cell>
          <table:table-cell office:value-type="float" office:value="0.0176914">
            <text:p>0.0176914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8476">
            <text:p>0.00268476</text:p>
          </table:table-cell>
          <table:table-cell office:value-type="float" office:value="0.00120835">
            <text:p>0.00120835</text:p>
          </table:table-cell>
          <table:table-cell office:value-type="float" office:value="0.0185195">
            <text:p>0.0185195</text:p>
          </table:table-cell>
          <table:table-cell office:value-type="float" office:value="0.017645">
            <text:p>0.017645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7726">
            <text:p>0.00267726</text:p>
          </table:table-cell>
          <table:table-cell office:value-type="float" office:value="0.00119597">
            <text:p>0.00119597</text:p>
          </table:table-cell>
          <table:table-cell office:value-type="float" office:value="0.0164494">
            <text:p>0.0164494</text:p>
          </table:table-cell>
          <table:table-cell office:value-type="float" office:value="0.0172634">
            <text:p>0.0172634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7639">
            <text:p>0.00267639</text:p>
          </table:table-cell>
          <table:table-cell office:value-type="float" office:value="0.00121561">
            <text:p>0.00121561</text:p>
          </table:table-cell>
          <table:table-cell office:value-type="float" office:value="0.0165317">
            <text:p>0.0165317</text:p>
          </table:table-cell>
          <table:table-cell office:value-type="float" office:value="0.017167">
            <text:p>0.01716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7813">
            <text:p>0.00267813</text:p>
          </table:table-cell>
          <table:table-cell office:value-type="float" office:value="0.00120528">
            <text:p>0.00120528</text:p>
          </table:table-cell>
          <table:table-cell office:value-type="float" office:value="0.0171764">
            <text:p>0.0171764</text:p>
          </table:table-cell>
          <table:table-cell office:value-type="float" office:value="0.0173502">
            <text:p>0.017350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6813">
            <text:p>0.00266813</text:p>
          </table:table-cell>
          <table:table-cell office:value-type="float" office:value="0.00118135">
            <text:p>0.00118135</text:p>
          </table:table-cell>
          <table:table-cell office:value-type="float" office:value="0.0165685">
            <text:p>0.0165685</text:p>
          </table:table-cell>
          <table:table-cell office:value-type="float" office:value="0.017879">
            <text:p>0.01787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9589">
            <text:p>0.00269589</text:p>
          </table:table-cell>
          <table:table-cell office:value-type="float" office:value="0.00121811">
            <text:p>0.00121811</text:p>
          </table:table-cell>
          <table:table-cell office:value-type="float" office:value="0.0164962">
            <text:p>0.0164962</text:p>
          </table:table-cell>
          <table:table-cell office:value-type="float" office:value="0.0171618">
            <text:p>0.017161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99943">
            <text:p>0.00299943</text:p>
          </table:table-cell>
          <table:table-cell office:value-type="float" office:value="0.00125273">
            <text:p>0.00125273</text:p>
          </table:table-cell>
          <table:table-cell office:value-type="float" office:value="0.0164648">
            <text:p>0.0164648</text:p>
          </table:table-cell>
          <table:table-cell office:value-type="float" office:value="0.0173872">
            <text:p>0.017387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7857">
            <text:p>0.00267857</text:p>
          </table:table-cell>
          <table:table-cell office:value-type="float" office:value="0.00118816">
            <text:p>0.00118816</text:p>
          </table:table-cell>
          <table:table-cell office:value-type="float" office:value="0.0164445">
            <text:p>0.0164445</text:p>
          </table:table-cell>
          <table:table-cell office:value-type="float" office:value="0.0180906">
            <text:p>0.018090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8204">
            <text:p>0.00268204</text:p>
          </table:table-cell>
          <table:table-cell office:value-type="float" office:value="0.00122923">
            <text:p>0.00122923</text:p>
          </table:table-cell>
          <table:table-cell office:value-type="float" office:value="0.0164738">
            <text:p>0.0164738</text:p>
          </table:table-cell>
          <table:table-cell office:value-type="float" office:value="0.0172273">
            <text:p>0.017227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7793">
            <text:p>0.00267793</text:p>
          </table:table-cell>
          <table:table-cell office:value-type="float" office:value="0.0012137">
            <text:p>0.0012137</text:p>
          </table:table-cell>
          <table:table-cell office:value-type="float" office:value="0.0164901">
            <text:p>0.0164901</text:p>
          </table:table-cell>
          <table:table-cell office:value-type="float" office:value="0.0171509">
            <text:p>0.017150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8072">
            <text:p>0.00268072</text:p>
          </table:table-cell>
          <table:table-cell office:value-type="float" office:value="0.00117408">
            <text:p>0.00117408</text:p>
          </table:table-cell>
          <table:table-cell office:value-type="float" office:value="0.016483">
            <text:p>0.016483</text:p>
          </table:table-cell>
          <table:table-cell office:value-type="float" office:value="0.0177397">
            <text:p>0.017739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916">
            <text:p>0.0026916</text:p>
          </table:table-cell>
          <table:table-cell office:value-type="float" office:value="0.00119675">
            <text:p>0.00119675</text:p>
          </table:table-cell>
          <table:table-cell office:value-type="float" office:value="0.0166343">
            <text:p>0.0166343</text:p>
          </table:table-cell>
          <table:table-cell office:value-type="float" office:value="0.0172874">
            <text:p>0.0172874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72895">
            <text:p>0.00272895</text:p>
          </table:table-cell>
          <table:table-cell office:value-type="float" office:value="0.00116172">
            <text:p>0.00116172</text:p>
          </table:table-cell>
          <table:table-cell office:value-type="float" office:value="0.016714">
            <text:p>0.016714</text:p>
          </table:table-cell>
          <table:table-cell office:value-type="float" office:value="0.017086">
            <text:p>0.01708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72188">
            <text:p>0.00272188</text:p>
          </table:table-cell>
          <table:table-cell office:value-type="float" office:value="0.00123361">
            <text:p>0.00123361</text:p>
          </table:table-cell>
          <table:table-cell office:value-type="float" office:value="0.0165749">
            <text:p>0.0165749</text:p>
          </table:table-cell>
          <table:table-cell office:value-type="float" office:value="0.0178393">
            <text:p>0.017839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8064">
            <text:p>0.00268064</text:p>
          </table:table-cell>
          <table:table-cell office:value-type="float" office:value="0.00118417">
            <text:p>0.00118417</text:p>
          </table:table-cell>
          <table:table-cell office:value-type="float" office:value="0.0164686">
            <text:p>0.0164686</text:p>
          </table:table-cell>
          <table:table-cell office:value-type="float" office:value="0.0172708">
            <text:p>0.017270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7957">
            <text:p>0.00267957</text:p>
          </table:table-cell>
          <table:table-cell office:value-type="float" office:value="0.00119229">
            <text:p>0.00119229</text:p>
          </table:table-cell>
          <table:table-cell office:value-type="float" office:value="0.0164847">
            <text:p>0.0164847</text:p>
          </table:table-cell>
          <table:table-cell office:value-type="float" office:value="0.0173218">
            <text:p>0.017321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72063">
            <text:p>0.00272063</text:p>
          </table:table-cell>
          <table:table-cell office:value-type="float" office:value="0.00116451">
            <text:p>0.00116451</text:p>
          </table:table-cell>
          <table:table-cell office:value-type="float" office:value="0.0164625">
            <text:p>0.0164625</text:p>
          </table:table-cell>
          <table:table-cell office:value-type="float" office:value="0.0171503">
            <text:p>0.017150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7927">
            <text:p>0.00267927</text:p>
          </table:table-cell>
          <table:table-cell office:value-type="float" office:value="0.00117574">
            <text:p>0.00117574</text:p>
          </table:table-cell>
          <table:table-cell office:value-type="float" office:value="0.016467">
            <text:p>0.016467</text:p>
          </table:table-cell>
          <table:table-cell office:value-type="float" office:value="0.0175451">
            <text:p>0.017545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8276">
            <text:p>0.00268276</text:p>
          </table:table-cell>
          <table:table-cell office:value-type="float" office:value="0.00116795">
            <text:p>0.00116795</text:p>
          </table:table-cell>
          <table:table-cell office:value-type="float" office:value="0.0166665">
            <text:p>0.0166665</text:p>
          </table:table-cell>
          <table:table-cell office:value-type="float" office:value="0.0174361">
            <text:p>0.017436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908">
            <text:p>0.00535908</text:p>
          </table:table-cell>
          <table:table-cell office:value-type="float" office:value="0.00291035">
            <text:p>0.00291035</text:p>
          </table:table-cell>
          <table:table-cell office:value-type="float" office:value="0.0356346">
            <text:p>0.0356346</text:p>
          </table:table-cell>
          <table:table-cell office:value-type="float" office:value="0.0422039">
            <text:p>0.042203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479465">
            <text:p>0.00479465</text:p>
          </table:table-cell>
          <table:table-cell office:value-type="float" office:value="0.00266248">
            <text:p>0.00266248</text:p>
          </table:table-cell>
          <table:table-cell office:value-type="float" office:value="0.0268801">
            <text:p>0.0268801</text:p>
          </table:table-cell>
          <table:table-cell office:value-type="float" office:value="0.0456017">
            <text:p>0.0456017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933">
            <text:p>0.00534933</text:p>
          </table:table-cell>
          <table:table-cell office:value-type="float" office:value="0.00271267">
            <text:p>0.00271267</text:p>
          </table:table-cell>
          <table:table-cell office:value-type="float" office:value="0.0347426">
            <text:p>0.0347426</text:p>
          </table:table-cell>
          <table:table-cell office:value-type="float" office:value="0.046085">
            <text:p>0.04608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583">
            <text:p>0.00535583</text:p>
          </table:table-cell>
          <table:table-cell office:value-type="float" office:value="0.002718">
            <text:p>0.002718</text:p>
          </table:table-cell>
          <table:table-cell office:value-type="float" office:value="0.0347196">
            <text:p>0.0347196</text:p>
          </table:table-cell>
          <table:table-cell office:value-type="float" office:value="0.0458903">
            <text:p>0.045890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926">
            <text:p>0.00534926</text:p>
          </table:table-cell>
          <table:table-cell office:value-type="float" office:value="0.00275082">
            <text:p>0.00275082</text:p>
          </table:table-cell>
          <table:table-cell office:value-type="float" office:value="0.0348179">
            <text:p>0.0348179</text:p>
          </table:table-cell>
          <table:table-cell office:value-type="float" office:value="0.0467293">
            <text:p>0.046729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74413">
            <text:p>0.00574413</text:p>
          </table:table-cell>
          <table:table-cell office:value-type="float" office:value="0.00277494">
            <text:p>0.00277494</text:p>
          </table:table-cell>
          <table:table-cell office:value-type="float" office:value="0.034948">
            <text:p>0.034948</text:p>
          </table:table-cell>
          <table:table-cell office:value-type="float" office:value="0.0468445">
            <text:p>0.046844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091">
            <text:p>0.00534091</text:p>
          </table:table-cell>
          <table:table-cell office:value-type="float" office:value="0.00276965">
            <text:p>0.00276965</text:p>
          </table:table-cell>
          <table:table-cell office:value-type="float" office:value="0.0361773">
            <text:p>0.0361773</text:p>
          </table:table-cell>
          <table:table-cell office:value-type="float" office:value="0.0463728">
            <text:p>0.046372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54618">
            <text:p>0.00554618</text:p>
          </table:table-cell>
          <table:table-cell office:value-type="float" office:value="0.00256686">
            <text:p>0.00256686</text:p>
          </table:table-cell>
          <table:table-cell office:value-type="float" office:value="0.0348877">
            <text:p>0.0348877</text:p>
          </table:table-cell>
          <table:table-cell office:value-type="float" office:value="0.04871">
            <text:p>0.0487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589">
            <text:p>0.00535589</text:p>
          </table:table-cell>
          <table:table-cell office:value-type="float" office:value="0.00299036">
            <text:p>0.00299036</text:p>
          </table:table-cell>
          <table:table-cell office:value-type="float" office:value="0.0353518">
            <text:p>0.0353518</text:p>
          </table:table-cell>
          <table:table-cell office:value-type="float" office:value="0.0437154">
            <text:p>0.043715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7798">
            <text:p>0.00537798</text:p>
          </table:table-cell>
          <table:table-cell office:value-type="float" office:value="0.0027777">
            <text:p>0.0027777</text:p>
          </table:table-cell>
          <table:table-cell office:value-type="float" office:value="0.0359896">
            <text:p>0.0359896</text:p>
          </table:table-cell>
          <table:table-cell office:value-type="float" office:value="0.047601">
            <text:p>0.04760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534">
            <text:p>0.00535534</text:p>
          </table:table-cell>
          <table:table-cell office:value-type="float" office:value="0.00287351">
            <text:p>0.00287351</text:p>
          </table:table-cell>
          <table:table-cell office:value-type="float" office:value="0.035276">
            <text:p>0.035276</text:p>
          </table:table-cell>
          <table:table-cell office:value-type="float" office:value="0.0449979">
            <text:p>0.044997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631">
            <text:p>0.00534631</text:p>
          </table:table-cell>
          <table:table-cell office:value-type="float" office:value="0.00265928">
            <text:p>0.00265928</text:p>
          </table:table-cell>
          <table:table-cell office:value-type="float" office:value="0.0348737">
            <text:p>0.0348737</text:p>
          </table:table-cell>
          <table:table-cell office:value-type="float" office:value="0.045278">
            <text:p>0.04527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562">
            <text:p>0.00535562</text:p>
          </table:table-cell>
          <table:table-cell office:value-type="float" office:value="0.00278937">
            <text:p>0.00278937</text:p>
          </table:table-cell>
          <table:table-cell office:value-type="float" office:value="0.0348869">
            <text:p>0.0348869</text:p>
          </table:table-cell>
          <table:table-cell office:value-type="float" office:value="0.0481594">
            <text:p>0.048159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443">
            <text:p>0.00534443</text:p>
          </table:table-cell>
          <table:table-cell office:value-type="float" office:value="0.00294047">
            <text:p>0.00294047</text:p>
          </table:table-cell>
          <table:table-cell office:value-type="float" office:value="0.0356528">
            <text:p>0.0356528</text:p>
          </table:table-cell>
          <table:table-cell office:value-type="float" office:value="0.0440179">
            <text:p>0.044017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8209">
            <text:p>0.00538209</text:p>
          </table:table-cell>
          <table:table-cell office:value-type="float" office:value="0.00265148">
            <text:p>0.00265148</text:p>
          </table:table-cell>
          <table:table-cell office:value-type="float" office:value="0.0347437">
            <text:p>0.0347437</text:p>
          </table:table-cell>
          <table:table-cell office:value-type="float" office:value="0.0466271">
            <text:p>0.046627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505">
            <text:p>0.00535505</text:p>
          </table:table-cell>
          <table:table-cell office:value-type="float" office:value="0.00281453">
            <text:p>0.00281453</text:p>
          </table:table-cell>
          <table:table-cell office:value-type="float" office:value="0.0358572">
            <text:p>0.0358572</text:p>
          </table:table-cell>
          <table:table-cell office:value-type="float" office:value="0.0452951">
            <text:p>0.045295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6323">
            <text:p>0.00536323</text:p>
          </table:table-cell>
          <table:table-cell office:value-type="float" office:value="0.00290636">
            <text:p>0.00290636</text:p>
          </table:table-cell>
          <table:table-cell office:value-type="float" office:value="0.0352905">
            <text:p>0.0352905</text:p>
          </table:table-cell>
          <table:table-cell office:value-type="float" office:value="0.0437567">
            <text:p>0.0437567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751">
            <text:p>0.00535751</text:p>
          </table:table-cell>
          <table:table-cell office:value-type="float" office:value="0.00275444">
            <text:p>0.00275444</text:p>
          </table:table-cell>
          <table:table-cell office:value-type="float" office:value="0.0351003">
            <text:p>0.0351003</text:p>
          </table:table-cell>
          <table:table-cell office:value-type="float" office:value="0.0480925">
            <text:p>0.048092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5">
            <text:p>0.005345</text:p>
          </table:table-cell>
          <table:table-cell office:value-type="float" office:value="0.00270783">
            <text:p>0.00270783</text:p>
          </table:table-cell>
          <table:table-cell office:value-type="float" office:value="0.0349251">
            <text:p>0.0349251</text:p>
          </table:table-cell>
          <table:table-cell office:value-type="float" office:value="0.0448992">
            <text:p>0.044899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58449">
            <text:p>0.00558449</text:p>
          </table:table-cell>
          <table:table-cell office:value-type="float" office:value="0.00270161">
            <text:p>0.00270161</text:p>
          </table:table-cell>
          <table:table-cell office:value-type="float" office:value="0.0349412">
            <text:p>0.0349412</text:p>
          </table:table-cell>
          <table:table-cell office:value-type="float" office:value="0.0456962">
            <text:p>0.045696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52022">
            <text:p>0.00552022</text:p>
          </table:table-cell>
          <table:table-cell office:value-type="float" office:value="0.00328741">
            <text:p>0.00328741</text:p>
          </table:table-cell>
          <table:table-cell office:value-type="float" office:value="0.0350757">
            <text:p>0.0350757</text:p>
          </table:table-cell>
          <table:table-cell office:value-type="float" office:value="0.0437779">
            <text:p>0.043777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40083">
            <text:p>0.00540083</text:p>
          </table:table-cell>
          <table:table-cell office:value-type="float" office:value="0.0028527">
            <text:p>0.0028527</text:p>
          </table:table-cell>
          <table:table-cell office:value-type="float" office:value="0.0355813">
            <text:p>0.0355813</text:p>
          </table:table-cell>
          <table:table-cell office:value-type="float" office:value="0.0441124">
            <text:p>0.044112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082">
            <text:p>0.00535082</text:p>
          </table:table-cell>
          <table:table-cell office:value-type="float" office:value="0.00273677">
            <text:p>0.00273677</text:p>
          </table:table-cell>
          <table:table-cell office:value-type="float" office:value="0.0352248">
            <text:p>0.0352248</text:p>
          </table:table-cell>
          <table:table-cell office:value-type="float" office:value="0.0495091">
            <text:p>0.049509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257">
            <text:p>0.00535257</text:p>
          </table:table-cell>
          <table:table-cell office:value-type="float" office:value="0.00275408">
            <text:p>0.00275408</text:p>
          </table:table-cell>
          <table:table-cell office:value-type="float" office:value="0.0352058">
            <text:p>0.0352058</text:p>
          </table:table-cell>
          <table:table-cell office:value-type="float" office:value="0.0453842">
            <text:p>0.045384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449">
            <text:p>0.00534449</text:p>
          </table:table-cell>
          <table:table-cell office:value-type="float" office:value="0.00304247">
            <text:p>0.00304247</text:p>
          </table:table-cell>
          <table:table-cell office:value-type="float" office:value="0.0351618">
            <text:p>0.0351618</text:p>
          </table:table-cell>
          <table:table-cell office:value-type="float" office:value="0.0446365">
            <text:p>0.044636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8326">
            <text:p>0.0108326</text:p>
          </table:table-cell>
          <table:table-cell office:value-type="float" office:value="0.00648571">
            <text:p>0.00648571</text:p>
          </table:table-cell>
          <table:table-cell office:value-type="float" office:value="0.0718272">
            <text:p>0.0718272</text:p>
          </table:table-cell>
          <table:table-cell office:value-type="float" office:value="0.112663">
            <text:p>0.11266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963923">
            <text:p>0.00963923</text:p>
          </table:table-cell>
          <table:table-cell office:value-type="float" office:value="0.00560147">
            <text:p>0.00560147</text:p>
          </table:table-cell>
          <table:table-cell office:value-type="float" office:value="0.0719983">
            <text:p>0.0719983</text:p>
          </table:table-cell>
          <table:table-cell office:value-type="float" office:value="0.107656">
            <text:p>0.10765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91">
            <text:p>0.010691</text:p>
          </table:table-cell>
          <table:table-cell office:value-type="float" office:value="0.00696704">
            <text:p>0.00696704</text:p>
          </table:table-cell>
          <table:table-cell office:value-type="float" office:value="0.0724407">
            <text:p>0.0724407</text:p>
          </table:table-cell>
          <table:table-cell office:value-type="float" office:value="0.109201">
            <text:p>0.10920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11465">
            <text:p>0.0111465</text:p>
          </table:table-cell>
          <table:table-cell office:value-type="float" office:value="0.00651093">
            <text:p>0.00651093</text:p>
          </table:table-cell>
          <table:table-cell office:value-type="float" office:value="0.0720906">
            <text:p>0.0720906</text:p>
          </table:table-cell>
          <table:table-cell office:value-type="float" office:value="0.11157">
            <text:p>0.1115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10089">
            <text:p>0.0110089</text:p>
          </table:table-cell>
          <table:table-cell office:value-type="float" office:value="0.00679092">
            <text:p>0.00679092</text:p>
          </table:table-cell>
          <table:table-cell office:value-type="float" office:value="0.0732836">
            <text:p>0.0732836</text:p>
          </table:table-cell>
          <table:table-cell office:value-type="float" office:value="0.10278">
            <text:p>0.10278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8091">
            <text:p>0.0108091</text:p>
          </table:table-cell>
          <table:table-cell office:value-type="float" office:value="0.00658252">
            <text:p>0.00658252</text:p>
          </table:table-cell>
          <table:table-cell office:value-type="float" office:value="0.0742691">
            <text:p>0.0742691</text:p>
          </table:table-cell>
          <table:table-cell office:value-type="float" office:value="0.110232">
            <text:p>0.11023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8684">
            <text:p>0.0108684</text:p>
          </table:table-cell>
          <table:table-cell office:value-type="float" office:value="0.00642625">
            <text:p>0.00642625</text:p>
          </table:table-cell>
          <table:table-cell office:value-type="float" office:value="0.0728342">
            <text:p>0.0728342</text:p>
          </table:table-cell>
          <table:table-cell office:value-type="float" office:value="0.110987">
            <text:p>0.11098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14507">
            <text:p>0.0114507</text:p>
          </table:table-cell>
          <table:table-cell office:value-type="float" office:value="0.00661419">
            <text:p>0.00661419</text:p>
          </table:table-cell>
          <table:table-cell office:value-type="float" office:value="0.072555">
            <text:p>0.072555</text:p>
          </table:table-cell>
          <table:table-cell office:value-type="float" office:value="0.100736">
            <text:p>0.10073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7115">
            <text:p>0.0107115</text:p>
          </table:table-cell>
          <table:table-cell office:value-type="float" office:value="0.00669277">
            <text:p>0.00669277</text:p>
          </table:table-cell>
          <table:table-cell office:value-type="float" office:value="0.0729361">
            <text:p>0.0729361</text:p>
          </table:table-cell>
          <table:table-cell office:value-type="float" office:value="0.100431">
            <text:p>0.10043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804">
            <text:p>0.0106804</text:p>
          </table:table-cell>
          <table:table-cell office:value-type="float" office:value="0.00593783">
            <text:p>0.00593783</text:p>
          </table:table-cell>
          <table:table-cell office:value-type="float" office:value="0.0723482">
            <text:p>0.0723482</text:p>
          </table:table-cell>
          <table:table-cell office:value-type="float" office:value="0.110896">
            <text:p>0.11089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864">
            <text:p>0.0106864</text:p>
          </table:table-cell>
          <table:table-cell office:value-type="float" office:value="0.00632917">
            <text:p>0.00632917</text:p>
          </table:table-cell>
          <table:table-cell office:value-type="float" office:value="0.0723874">
            <text:p>0.0723874</text:p>
          </table:table-cell>
          <table:table-cell office:value-type="float" office:value="0.110481">
            <text:p>0.11048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12579">
            <text:p>0.0112579</text:p>
          </table:table-cell>
          <table:table-cell office:value-type="float" office:value="0.00624459">
            <text:p>0.00624459</text:p>
          </table:table-cell>
          <table:table-cell office:value-type="float" office:value="0.0721807">
            <text:p>0.0721807</text:p>
          </table:table-cell>
          <table:table-cell office:value-type="float" office:value="0.103941">
            <text:p>0.10394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837">
            <text:p>0.0106837</text:p>
          </table:table-cell>
          <table:table-cell office:value-type="float" office:value="0.00593354">
            <text:p>0.00593354</text:p>
          </table:table-cell>
          <table:table-cell office:value-type="float" office:value="0.0732376">
            <text:p>0.0732376</text:p>
          </table:table-cell>
          <table:table-cell office:value-type="float" office:value="0.101807">
            <text:p>0.10180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878">
            <text:p>0.0106878</text:p>
          </table:table-cell>
          <table:table-cell office:value-type="float" office:value="0.00596096">
            <text:p>0.00596096</text:p>
          </table:table-cell>
          <table:table-cell office:value-type="float" office:value="0.0734306">
            <text:p>0.0734306</text:p>
          </table:table-cell>
          <table:table-cell office:value-type="float" office:value="0.103817">
            <text:p>0.10381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829">
            <text:p>0.0106829</text:p>
          </table:table-cell>
          <table:table-cell office:value-type="float" office:value="0.00600357">
            <text:p>0.00600357</text:p>
          </table:table-cell>
          <table:table-cell office:value-type="float" office:value="0.0727804">
            <text:p>0.0727804</text:p>
          </table:table-cell>
          <table:table-cell office:value-type="float" office:value="0.111092">
            <text:p>0.11109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11603">
            <text:p>0.0111603</text:p>
          </table:table-cell>
          <table:table-cell office:value-type="float" office:value="0.00612501">
            <text:p>0.00612501</text:p>
          </table:table-cell>
          <table:table-cell office:value-type="float" office:value="0.0735178">
            <text:p>0.0735178</text:p>
          </table:table-cell>
          <table:table-cell office:value-type="float" office:value="0.101346">
            <text:p>0.10134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7016">
            <text:p>0.0107016</text:p>
          </table:table-cell>
          <table:table-cell office:value-type="float" office:value="0.0063402">
            <text:p>0.0063402</text:p>
          </table:table-cell>
          <table:table-cell office:value-type="float" office:value="0.0739761">
            <text:p>0.0739761</text:p>
          </table:table-cell>
          <table:table-cell office:value-type="float" office:value="0.102137">
            <text:p>0.10213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7">
            <text:p>0.01067</text:p>
          </table:table-cell>
          <table:table-cell office:value-type="float" office:value="0.00600603">
            <text:p>0.00600603</text:p>
          </table:table-cell>
          <table:table-cell office:value-type="float" office:value="0.0729062">
            <text:p>0.0729062</text:p>
          </table:table-cell>
          <table:table-cell office:value-type="float" office:value="0.102711">
            <text:p>0.10271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958">
            <text:p>0.0106958</text:p>
          </table:table-cell>
          <table:table-cell office:value-type="float" office:value="0.00697312">
            <text:p>0.00697312</text:p>
          </table:table-cell>
          <table:table-cell office:value-type="float" office:value="0.0723101">
            <text:p>0.0723101</text:p>
          </table:table-cell>
          <table:table-cell office:value-type="float" office:value="0.101259">
            <text:p>0.101259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923">
            <text:p>0.0106923</text:p>
          </table:table-cell>
          <table:table-cell office:value-type="float" office:value="0.00593113">
            <text:p>0.00593113</text:p>
          </table:table-cell>
          <table:table-cell office:value-type="float" office:value="0.0735979">
            <text:p>0.0735979</text:p>
          </table:table-cell>
          <table:table-cell office:value-type="float" office:value="0.101405">
            <text:p>0.10140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864">
            <text:p>0.0106864</text:p>
          </table:table-cell>
          <table:table-cell office:value-type="float" office:value="0.00632506">
            <text:p>0.00632506</text:p>
          </table:table-cell>
          <table:table-cell office:value-type="float" office:value="0.0723249">
            <text:p>0.0723249</text:p>
          </table:table-cell>
          <table:table-cell office:value-type="float" office:value="0.109684">
            <text:p>0.109684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923">
            <text:p>0.0106923</text:p>
          </table:table-cell>
          <table:table-cell office:value-type="float" office:value="0.00597756">
            <text:p>0.00597756</text:p>
          </table:table-cell>
          <table:table-cell office:value-type="float" office:value="0.0727235">
            <text:p>0.0727235</text:p>
          </table:table-cell>
          <table:table-cell office:value-type="float" office:value="0.10871">
            <text:p>0.1087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15204">
            <text:p>0.0115204</text:p>
          </table:table-cell>
          <table:table-cell office:value-type="float" office:value="0.00649496">
            <text:p>0.00649496</text:p>
          </table:table-cell>
          <table:table-cell office:value-type="float" office:value="0.0720266">
            <text:p>0.0720266</text:p>
          </table:table-cell>
          <table:table-cell office:value-type="float" office:value="0.111279">
            <text:p>0.111279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884">
            <text:p>0.0106884</text:p>
          </table:table-cell>
          <table:table-cell office:value-type="float" office:value="0.00627995">
            <text:p>0.00627995</text:p>
          </table:table-cell>
          <table:table-cell office:value-type="float" office:value="0.0725364">
            <text:p>0.0725364</text:p>
          </table:table-cell>
          <table:table-cell office:value-type="float" office:value="0.105105">
            <text:p>0.10510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7017">
            <text:p>0.0107017</text:p>
          </table:table-cell>
          <table:table-cell office:value-type="float" office:value="0.00569522">
            <text:p>0.00569522</text:p>
          </table:table-cell>
          <table:table-cell office:value-type="float" office:value="0.0719708">
            <text:p>0.0719708</text:p>
          </table:table-cell>
          <table:table-cell office:value-type="float" office:value="0.108887">
            <text:p>0.10888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506">
            <text:p>0.0213506</text:p>
          </table:table-cell>
          <table:table-cell office:value-type="float" office:value="0.0121078">
            <text:p>0.0121078</text:p>
          </table:table-cell>
          <table:table-cell office:value-type="float" office:value="0.147515">
            <text:p>0.147515</text:p>
          </table:table-cell>
          <table:table-cell office:value-type="float" office:value="0.235105">
            <text:p>0.235105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89254">
            <text:p>0.0189254</text:p>
          </table:table-cell>
          <table:table-cell office:value-type="float" office:value="0.0118781">
            <text:p>0.0118781</text:p>
          </table:table-cell>
          <table:table-cell office:value-type="float" office:value="0.148688">
            <text:p>0.148688</text:p>
          </table:table-cell>
          <table:table-cell office:value-type="float" office:value="0.23786">
            <text:p>0.2378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73">
            <text:p>0.021373</text:p>
          </table:table-cell>
          <table:table-cell office:value-type="float" office:value="0.012339">
            <text:p>0.012339</text:p>
          </table:table-cell>
          <table:table-cell office:value-type="float" office:value="0.147617">
            <text:p>0.147617</text:p>
          </table:table-cell>
          <table:table-cell office:value-type="float" office:value="0.238439">
            <text:p>0.23843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447">
            <text:p>0.0213447</text:p>
          </table:table-cell>
          <table:table-cell office:value-type="float" office:value="0.0122763">
            <text:p>0.0122763</text:p>
          </table:table-cell>
          <table:table-cell office:value-type="float" office:value="0.149054">
            <text:p>0.149054</text:p>
          </table:table-cell>
          <table:table-cell office:value-type="float" office:value="0.243327">
            <text:p>0.24332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8679">
            <text:p>0.0218679</text:p>
          </table:table-cell>
          <table:table-cell office:value-type="float" office:value="0.0122">
            <text:p>0.0122</text:p>
          </table:table-cell>
          <table:table-cell office:value-type="float" office:value="0.150568">
            <text:p>0.150568</text:p>
          </table:table-cell>
          <table:table-cell office:value-type="float" office:value="0.226258">
            <text:p>0.226258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517">
            <text:p>0.0213517</text:p>
          </table:table-cell>
          <table:table-cell office:value-type="float" office:value="0.012669">
            <text:p>0.012669</text:p>
          </table:table-cell>
          <table:table-cell office:value-type="float" office:value="0.150653">
            <text:p>0.150653</text:p>
          </table:table-cell>
          <table:table-cell office:value-type="float" office:value="0.243353">
            <text:p>0.24335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9487">
            <text:p>0.0219487</text:p>
          </table:table-cell>
          <table:table-cell office:value-type="float" office:value="0.0118797">
            <text:p>0.0118797</text:p>
          </table:table-cell>
          <table:table-cell office:value-type="float" office:value="0.148194">
            <text:p>0.148194</text:p>
          </table:table-cell>
          <table:table-cell office:value-type="float" office:value="0.239972">
            <text:p>0.23997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471">
            <text:p>0.0213471</text:p>
          </table:table-cell>
          <table:table-cell office:value-type="float" office:value="0.0120418">
            <text:p>0.0120418</text:p>
          </table:table-cell>
          <table:table-cell office:value-type="float" office:value="0.148716">
            <text:p>0.148716</text:p>
          </table:table-cell>
          <table:table-cell office:value-type="float" office:value="0.235433">
            <text:p>0.23543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25463">
            <text:p>0.0225463</text:p>
          </table:table-cell>
          <table:table-cell office:value-type="float" office:value="0.0127784">
            <text:p>0.0127784</text:p>
          </table:table-cell>
          <table:table-cell office:value-type="float" office:value="0.148873">
            <text:p>0.148873</text:p>
          </table:table-cell>
          <table:table-cell office:value-type="float" office:value="0.24343">
            <text:p>0.2434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4828">
            <text:p>0.0214828</text:p>
          </table:table-cell>
          <table:table-cell office:value-type="float" office:value="0.0127669">
            <text:p>0.0127669</text:p>
          </table:table-cell>
          <table:table-cell office:value-type="float" office:value="0.149718">
            <text:p>0.149718</text:p>
          </table:table-cell>
          <table:table-cell office:value-type="float" office:value="0.24104">
            <text:p>0.24104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4489">
            <text:p>0.0214489</text:p>
          </table:table-cell>
          <table:table-cell office:value-type="float" office:value="0.0126097">
            <text:p>0.0126097</text:p>
          </table:table-cell>
          <table:table-cell office:value-type="float" office:value="0.149813">
            <text:p>0.149813</text:p>
          </table:table-cell>
          <table:table-cell office:value-type="float" office:value="0.22008">
            <text:p>0.22008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523">
            <text:p>0.0213523</text:p>
          </table:table-cell>
          <table:table-cell office:value-type="float" office:value="0.0128048">
            <text:p>0.0128048</text:p>
          </table:table-cell>
          <table:table-cell office:value-type="float" office:value="0.150661">
            <text:p>0.150661</text:p>
          </table:table-cell>
          <table:table-cell office:value-type="float" office:value="0.220457">
            <text:p>0.22045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9173">
            <text:p>0.0219173</text:p>
          </table:table-cell>
          <table:table-cell office:value-type="float" office:value="0.0149195">
            <text:p>0.0149195</text:p>
          </table:table-cell>
          <table:table-cell office:value-type="float" office:value="0.148661">
            <text:p>0.148661</text:p>
          </table:table-cell>
          <table:table-cell office:value-type="float" office:value="0.221222">
            <text:p>0.22122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5275">
            <text:p>0.0215275</text:p>
          </table:table-cell>
          <table:table-cell office:value-type="float" office:value="0.0127146">
            <text:p>0.0127146</text:p>
          </table:table-cell>
          <table:table-cell office:value-type="float" office:value="0.148824">
            <text:p>0.148824</text:p>
          </table:table-cell>
          <table:table-cell office:value-type="float" office:value="0.246361">
            <text:p>0.24636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21111">
            <text:p>0.0221111</text:p>
          </table:table-cell>
          <table:table-cell office:value-type="float" office:value="0.010843">
            <text:p>0.010843</text:p>
          </table:table-cell>
          <table:table-cell office:value-type="float" office:value="0.148051">
            <text:p>0.148051</text:p>
          </table:table-cell>
          <table:table-cell office:value-type="float" office:value="0.237559">
            <text:p>0.23755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4556">
            <text:p>0.0214556</text:p>
          </table:table-cell>
          <table:table-cell office:value-type="float" office:value="0.0123641">
            <text:p>0.0123641</text:p>
          </table:table-cell>
          <table:table-cell office:value-type="float" office:value="0.150765">
            <text:p>0.150765</text:p>
          </table:table-cell>
          <table:table-cell office:value-type="float" office:value="0.227408">
            <text:p>0.227408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423">
            <text:p>0.0213423</text:p>
          </table:table-cell>
          <table:table-cell office:value-type="float" office:value="0.0132542">
            <text:p>0.0132542</text:p>
          </table:table-cell>
          <table:table-cell office:value-type="float" office:value="0.147559">
            <text:p>0.147559</text:p>
          </table:table-cell>
          <table:table-cell office:value-type="float" office:value="0.242321">
            <text:p>0.24232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286">
            <text:p>0.0213286</text:p>
          </table:table-cell>
          <table:table-cell office:value-type="float" office:value="0.0123802">
            <text:p>0.0123802</text:p>
          </table:table-cell>
          <table:table-cell office:value-type="float" office:value="0.148856">
            <text:p>0.148856</text:p>
          </table:table-cell>
          <table:table-cell office:value-type="float" office:value="0.227011">
            <text:p>0.22701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676">
            <text:p>0.0213676</text:p>
          </table:table-cell>
          <table:table-cell office:value-type="float" office:value="0.0125485">
            <text:p>0.0125485</text:p>
          </table:table-cell>
          <table:table-cell office:value-type="float" office:value="0.148105">
            <text:p>0.148105</text:p>
          </table:table-cell>
          <table:table-cell office:value-type="float" office:value="0.236379">
            <text:p>0.23637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297">
            <text:p>0.0213297</text:p>
          </table:table-cell>
          <table:table-cell office:value-type="float" office:value="0.0123981">
            <text:p>0.0123981</text:p>
          </table:table-cell>
          <table:table-cell office:value-type="float" office:value="0.150556">
            <text:p>0.150556</text:p>
          </table:table-cell>
          <table:table-cell office:value-type="float" office:value="0.223242">
            <text:p>0.22324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371">
            <text:p>0.0213371</text:p>
          </table:table-cell>
          <table:table-cell office:value-type="float" office:value="0.0149174">
            <text:p>0.0149174</text:p>
          </table:table-cell>
          <table:table-cell office:value-type="float" office:value="0.149161">
            <text:p>0.149161</text:p>
          </table:table-cell>
          <table:table-cell office:value-type="float" office:value="0.219472">
            <text:p>0.21947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25952">
            <text:p>0.0225952</text:p>
          </table:table-cell>
          <table:table-cell office:value-type="float" office:value="0.011957">
            <text:p>0.011957</text:p>
          </table:table-cell>
          <table:table-cell office:value-type="float" office:value="0.149902">
            <text:p>0.149902</text:p>
          </table:table-cell>
          <table:table-cell office:value-type="float" office:value="0.222719">
            <text:p>0.22271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6736">
            <text:p>0.0216736</text:p>
          </table:table-cell>
          <table:table-cell office:value-type="float" office:value="0.0145792">
            <text:p>0.0145792</text:p>
          </table:table-cell>
          <table:table-cell office:value-type="float" office:value="0.148239">
            <text:p>0.148239</text:p>
          </table:table-cell>
          <table:table-cell office:value-type="float" office:value="0.220446">
            <text:p>0.22044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417">
            <text:p>0.0213417</text:p>
          </table:table-cell>
          <table:table-cell office:value-type="float" office:value="0.012429">
            <text:p>0.012429</text:p>
          </table:table-cell>
          <table:table-cell office:value-type="float" office:value="0.148548">
            <text:p>0.148548</text:p>
          </table:table-cell>
          <table:table-cell office:value-type="float" office:value="0.23699">
            <text:p>0.2369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76">
            <text:p>0.021376</text:p>
          </table:table-cell>
          <table:table-cell office:value-type="float" office:value="0.0131085">
            <text:p>0.0131085</text:p>
          </table:table-cell>
          <table:table-cell office:value-type="float" office:value="0.148397">
            <text:p>0.148397</text:p>
          </table:table-cell>
          <table:table-cell office:value-type="float" office:value="0.241719">
            <text:p>0.24171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32891">
            <text:p>0.0432891</text:p>
          </table:table-cell>
          <table:table-cell office:value-type="float" office:value="0.0196163">
            <text:p>0.0196163</text:p>
          </table:table-cell>
          <table:table-cell office:value-type="float" office:value="0.29934">
            <text:p>0.29934</text:p>
          </table:table-cell>
          <table:table-cell office:value-type="float" office:value="0.496581">
            <text:p>0.496581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383935">
            <text:p>0.0383935</text:p>
          </table:table-cell>
          <table:table-cell office:value-type="float" office:value="0.0196748">
            <text:p>0.0196748</text:p>
          </table:table-cell>
          <table:table-cell office:value-type="float" office:value="0.302296">
            <text:p>0.302296</text:p>
          </table:table-cell>
          <table:table-cell office:value-type="float" office:value="0.527756">
            <text:p>0.52775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705">
            <text:p>0.0426705</text:p>
          </table:table-cell>
          <table:table-cell office:value-type="float" office:value="0.0203976">
            <text:p>0.0203976</text:p>
          </table:table-cell>
          <table:table-cell office:value-type="float" office:value="0.297945">
            <text:p>0.297945</text:p>
          </table:table-cell>
          <table:table-cell office:value-type="float" office:value="0.529489">
            <text:p>0.52948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32142">
            <text:p>0.0432142</text:p>
          </table:table-cell>
          <table:table-cell office:value-type="float" office:value="0.0197119">
            <text:p>0.0197119</text:p>
          </table:table-cell>
          <table:table-cell office:value-type="float" office:value="0.298793">
            <text:p>0.298793</text:p>
          </table:table-cell>
          <table:table-cell office:value-type="float" office:value="0.535756">
            <text:p>0.53575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7008">
            <text:p>0.0427008</text:p>
          </table:table-cell>
          <table:table-cell office:value-type="float" office:value="0.0199357">
            <text:p>0.0199357</text:p>
          </table:table-cell>
          <table:table-cell office:value-type="float" office:value="0.30018">
            <text:p>0.30018</text:p>
          </table:table-cell>
          <table:table-cell office:value-type="float" office:value="0.527705">
            <text:p>0.52770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7021">
            <text:p>0.0427021</text:p>
          </table:table-cell>
          <table:table-cell office:value-type="float" office:value="0.0206413">
            <text:p>0.0206413</text:p>
          </table:table-cell>
          <table:table-cell office:value-type="float" office:value="0.29959">
            <text:p>0.29959</text:p>
          </table:table-cell>
          <table:table-cell office:value-type="float" office:value="0.535942">
            <text:p>0.53594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34949">
            <text:p>0.0434949</text:p>
          </table:table-cell>
          <table:table-cell office:value-type="float" office:value="0.0199881">
            <text:p>0.0199881</text:p>
          </table:table-cell>
          <table:table-cell office:value-type="float" office:value="0.300309">
            <text:p>0.300309</text:p>
          </table:table-cell>
          <table:table-cell office:value-type="float" office:value="0.535548">
            <text:p>0.535548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851">
            <text:p>0.0426851</text:p>
          </table:table-cell>
          <table:table-cell office:value-type="float" office:value="0.0199826">
            <text:p>0.0199826</text:p>
          </table:table-cell>
          <table:table-cell office:value-type="float" office:value="0.3019">
            <text:p>0.3019</text:p>
          </table:table-cell>
          <table:table-cell office:value-type="float" office:value="0.526283">
            <text:p>0.52628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896">
            <text:p>0.0426896</text:p>
          </table:table-cell>
          <table:table-cell office:value-type="float" office:value="0.0203993">
            <text:p>0.0203993</text:p>
          </table:table-cell>
          <table:table-cell office:value-type="float" office:value="0.296796">
            <text:p>0.296796</text:p>
          </table:table-cell>
          <table:table-cell office:value-type="float" office:value="0.513348">
            <text:p>0.513348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32564">
            <text:p>0.0432564</text:p>
          </table:table-cell>
          <table:table-cell office:value-type="float" office:value="0.0196639">
            <text:p>0.0196639</text:p>
          </table:table-cell>
          <table:table-cell office:value-type="float" office:value="0.298598">
            <text:p>0.298598</text:p>
          </table:table-cell>
          <table:table-cell office:value-type="float" office:value="0.524095">
            <text:p>0.52409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973">
            <text:p>0.0426973</text:p>
          </table:table-cell>
          <table:table-cell office:value-type="float" office:value="0.020151">
            <text:p>0.020151</text:p>
          </table:table-cell>
          <table:table-cell office:value-type="float" office:value="0.297461">
            <text:p>0.297461</text:p>
          </table:table-cell>
          <table:table-cell office:value-type="float" office:value="0.519863">
            <text:p>0.51986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36214">
            <text:p>0.0436214</text:p>
          </table:table-cell>
          <table:table-cell office:value-type="float" office:value="0.0195426">
            <text:p>0.0195426</text:p>
          </table:table-cell>
          <table:table-cell office:value-type="float" office:value="0.297227">
            <text:p>0.297227</text:p>
          </table:table-cell>
          <table:table-cell office:value-type="float" office:value="0.517749">
            <text:p>0.51774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8247">
            <text:p>0.0428247</text:p>
          </table:table-cell>
          <table:table-cell office:value-type="float" office:value="0.0197406">
            <text:p>0.0197406</text:p>
          </table:table-cell>
          <table:table-cell office:value-type="float" office:value="0.298435">
            <text:p>0.298435</text:p>
          </table:table-cell>
          <table:table-cell office:value-type="float" office:value="0.500342">
            <text:p>0.50034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7401">
            <text:p>0.0427401</text:p>
          </table:table-cell>
          <table:table-cell office:value-type="float" office:value="0.0202167">
            <text:p>0.0202167</text:p>
          </table:table-cell>
          <table:table-cell office:value-type="float" office:value="0.300474">
            <text:p>0.300474</text:p>
          </table:table-cell>
          <table:table-cell office:value-type="float" office:value="0.493566">
            <text:p>0.49356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861">
            <text:p>0.0426861</text:p>
          </table:table-cell>
          <table:table-cell office:value-type="float" office:value="0.0200576">
            <text:p>0.0200576</text:p>
          </table:table-cell>
          <table:table-cell office:value-type="float" office:value="0.301193">
            <text:p>0.301193</text:p>
          </table:table-cell>
          <table:table-cell office:value-type="float" office:value="0.489974">
            <text:p>0.48997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30283">
            <text:p>0.0430283</text:p>
          </table:table-cell>
          <table:table-cell office:value-type="float" office:value="0.0199559">
            <text:p>0.0199559</text:p>
          </table:table-cell>
          <table:table-cell office:value-type="float" office:value="0.296025">
            <text:p>0.296025</text:p>
          </table:table-cell>
          <table:table-cell office:value-type="float" office:value="0.522423">
            <text:p>0.52242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35538">
            <text:p>0.0435538</text:p>
          </table:table-cell>
          <table:table-cell office:value-type="float" office:value="0.0197312">
            <text:p>0.0197312</text:p>
          </table:table-cell>
          <table:table-cell office:value-type="float" office:value="0.296445">
            <text:p>0.296445</text:p>
          </table:table-cell>
          <table:table-cell office:value-type="float" office:value="0.515906">
            <text:p>0.51590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903">
            <text:p>0.0426903</text:p>
          </table:table-cell>
          <table:table-cell office:value-type="float" office:value="0.0201118">
            <text:p>0.0201118</text:p>
          </table:table-cell>
          <table:table-cell office:value-type="float" office:value="0.29583">
            <text:p>0.29583</text:p>
          </table:table-cell>
          <table:table-cell office:value-type="float" office:value="0.52721">
            <text:p>0.52721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9999">
            <text:p>0.0429999</text:p>
          </table:table-cell>
          <table:table-cell office:value-type="float" office:value="0.0199422">
            <text:p>0.0199422</text:p>
          </table:table-cell>
          <table:table-cell office:value-type="float" office:value="0.300248">
            <text:p>0.300248</text:p>
          </table:table-cell>
          <table:table-cell office:value-type="float" office:value="0.492299">
            <text:p>0.49229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31304">
            <text:p>0.0431304</text:p>
          </table:table-cell>
          <table:table-cell office:value-type="float" office:value="0.0200907">
            <text:p>0.0200907</text:p>
          </table:table-cell>
          <table:table-cell office:value-type="float" office:value="0.300498">
            <text:p>0.300498</text:p>
          </table:table-cell>
          <table:table-cell office:value-type="float" office:value="0.492182">
            <text:p>0.49218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35772">
            <text:p>0.0435772</text:p>
          </table:table-cell>
          <table:table-cell office:value-type="float" office:value="0.0199093">
            <text:p>0.0199093</text:p>
          </table:table-cell>
          <table:table-cell office:value-type="float" office:value="0.300201">
            <text:p>0.300201</text:p>
          </table:table-cell>
          <table:table-cell office:value-type="float" office:value="0.500668">
            <text:p>0.500668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3787">
            <text:p>0.043787</text:p>
          </table:table-cell>
          <table:table-cell office:value-type="float" office:value="0.0207219">
            <text:p>0.0207219</text:p>
          </table:table-cell>
          <table:table-cell office:value-type="float" office:value="0.301269">
            <text:p>0.301269</text:p>
          </table:table-cell>
          <table:table-cell office:value-type="float" office:value="0.486492">
            <text:p>0.48649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7945">
            <text:p>0.0427945</text:p>
          </table:table-cell>
          <table:table-cell office:value-type="float" office:value="0.0195462">
            <text:p>0.0195462</text:p>
          </table:table-cell>
          <table:table-cell office:value-type="float" office:value="0.298208">
            <text:p>0.298208</text:p>
          </table:table-cell>
          <table:table-cell office:value-type="float" office:value="0.504126">
            <text:p>0.50412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7971">
            <text:p>0.0427971</text:p>
          </table:table-cell>
          <table:table-cell office:value-type="float" office:value="0.0195662">
            <text:p>0.0195662</text:p>
          </table:table-cell>
          <table:table-cell office:value-type="float" office:value="0.298348">
            <text:p>0.298348</text:p>
          </table:table-cell>
          <table:table-cell office:value-type="float" office:value="0.506804">
            <text:p>0.50680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7109">
            <text:p>0.0427109</text:p>
          </table:table-cell>
          <table:table-cell office:value-type="float" office:value="0.0195883">
            <text:p>0.0195883</text:p>
          </table:table-cell>
          <table:table-cell office:value-type="float" office:value="0.298901">
            <text:p>0.298901</text:p>
          </table:table-cell>
          <table:table-cell office:value-type="float" office:value="0.492247">
            <text:p>0.492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16:17:57</dc:date>
    <dc:creator>lightmind </dc:creator>
    <meta:document-statistic meta:table-count="1" meta:cell-count="1880" meta:object-count="0"/>
    <meta:generator>LibreOffice/4.0.2.2$Linux_x86 LibreOffice_project/400m0$Build-2</meta:generator>
  </office:meta>
</office:document-meta>
</file>